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fo:font-weight="bold" officeooo:rsid="0028fbbd" officeooo:paragraph-rsid="0028fbbd" style:font-size-asian="10pt" style:font-weight-asian="bold" style:font-size-complex="10pt" style:font-weight-complex="bold"/>
    </style:style>
    <style:style style:name="P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8.75pt" style:font-style-asian="normal" style:font-weight-asian="bold" style:font-name-complex="Courier New" style:font-size-complex="10pt" style:font-style-complex="normal" style:font-weight-complex="bold"/>
    </style:style>
    <style:style style:name="P11"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b4471"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c9103"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e0e65"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e37cd"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e7b4c"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ec78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1fb4b6"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20d9c7"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22be0c"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2825db"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officeooo:paragraph-rsid="001fb4b6"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officeooo:paragraph-rsid="0020d9c7"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Courier New" fo:font-size="10pt" fo:font-style="italic" fo:text-shadow="none"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P2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Courier New"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style>
    <style:style style:name="P28" style:family="paragraph" style:parent-style-name="Standard">
      <style:text-properties style:font-name="Courier New"/>
    </style:style>
    <style:style style:name="P29" style:family="paragraph" style:parent-style-name="Standard">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1" style:family="paragraph" style:parent-style-name="Standard">
      <style:paragraph-properties fo:break-before="page"/>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2" style:family="paragraph" style:parent-style-name="Table_20_Contents">
      <style:text-properties style:font-name="Courier New" fo:font-size="10pt" style:font-name-asian="Courier New" style:font-size-asian="10pt" style:font-name-complex="Courier New" style:font-size-complex="10pt"/>
    </style:style>
    <style:style style:name="P33"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34" style:family="paragraph" style:parent-style-name="Table_20_Contents">
      <style:text-properties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able_20_Contents">
      <style:text-properties style:font-name="Courier New" fo:font-size="16pt" fo:font-weight="bold" style:font-name-asian="Courier New" style:font-size-asian="16pt" style:font-weight-asian="bold" style:font-name-complex="Courier New" style:font-size-complex="16pt" style:font-weight-complex="bold"/>
    </style:style>
    <style:style style:name="P36" style:family="paragraph" style:parent-style-name="Table_20_Contents">
      <style:text-properties style:font-name="Courier New" fo:font-size="16pt" fo:font-style="italic" fo:font-weight="bold" style:font-name-asian="Courier New" style:font-size-asian="16pt" style:font-style-asian="italic" style:font-weight-asian="bold" style:font-name-complex="Courier New" style:font-size-complex="16pt" style:font-style-complex="italic" style:font-weight-complex="bold"/>
    </style:style>
    <style:style style:name="P37" style:family="paragraph" style:parent-style-name="Table_20_Content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Table_20_Content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P41" style:family="paragraph" style:parent-style-name="Table_20_Contents">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47" style:family="paragraph" style:parent-style-name="Table_20_Contents">
      <style:text-properties style:font-name="Arial" fo:font-size="10pt" fo:font-weight="normal" style:font-name-asian="Courier New" style:font-size-asian="10pt" style:font-weight-asian="normal" style:font-name-complex="Courier New" style:font-size-complex="10pt" style:font-weight-complex="normal"/>
    </style:style>
    <style:style style:name="P48" style:family="paragraph" style:parent-style-name="Table_20_Contents">
      <style:text-properties style:font-name="Arial" fo:font-size="10pt" style:font-name-asian="Courier New" style:font-size-asian="10pt" style:font-name-complex="Courier New" style:font-size-complex="10pt"/>
    </style:style>
    <style:style style:name="P49" style:family="paragraph" style:parent-style-name="Standard" style:list-style-name="L1">
      <style:text-properties style:font-name="Arial" fo:font-size="10pt" fo:font-weight="normal" officeooo:rsid="0028fbbd" officeooo:paragraph-rsid="0028fbbd" style:font-size-asian="10pt" style:font-weight-asian="normal" style:font-size-complex="10pt" style:font-weight-complex="normal"/>
    </style:style>
    <style:style style:name="P50" style:family="paragraph" style:parent-style-name="Standard" style:list-style-name="L1">
      <style:text-properties style:font-name="Arial" fo:font-size="10pt" fo:font-weight="normal" officeooo:rsid="002a4e6e" officeooo:paragraph-rsid="002a4e6e" style:font-size-asian="10pt" style:font-weight-asian="normal" style:font-size-complex="10pt" style:font-weight-complex="normal"/>
    </style:style>
    <style:style style:name="P51"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list-style-name="L3">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agraph-properties fo:text-align="center"/>
    </style:style>
    <style:style style:name="P54" style:family="paragraph">
      <loext:graphic-properties draw:opacity="0%"/>
      <style:paragraph-properties fo:text-align="center" style:writing-mode="lr-tb"/>
    </style:style>
    <style:style style:name="P55" style:family="paragraph">
      <loext:graphic-properties draw:fill="none" draw:fill-color="#ffffff"/>
      <style:paragraph-properties style:writing-mode="lr-tb"/>
      <style:text-properties style:font-name="Courier New"/>
    </style:style>
    <style:style style:name="P56" style:family="paragraph">
      <loext:graphic-properties draw:opacity="0%"/>
      <style:paragraph-properties fo:text-align="center"/>
    </style:style>
    <style:style style:name="T1" style:family="text">
      <style:text-properties style:font-name="Arial1" officeooo:rsid="002c41d6"/>
    </style:style>
    <style:style style:name="T2" style:family="text">
      <style:text-properties style:font-name="Courier New"/>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size="16pt" fo:font-weight="bold" style:font-size-asian="16pt" style:font-weight-asian="bold" style:font-size-complex="16pt" style:font-weight-complex="bold"/>
    </style:style>
    <style:style style:name="T7" style:family="text">
      <style:text-properties style:font-name="Courier New" fo:font-weight="bold" style:font-weight-asian="bold" style:font-weight-complex="bold"/>
    </style:style>
    <style:style style:name="T8" style:family="text">
      <style:text-properties style:font-name="Courier New" officeooo:rsid="00264f0f"/>
    </style:style>
    <style:style style:name="T9" style:family="text">
      <style:text-properties fo:color="#000000" loext:opacity="100%" style:text-outline="false" style:text-line-through-style="none" style:text-line-through-type="none" style:text-position="0% 100%"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0" style:family="text">
      <style:text-properties fo:color="#000000" loext:opacity="100%" style:text-outline="false" style:text-line-through-style="none" style:text-line-through-type="none" style:text-position="0% 100%"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loext:opacity="100%" style:text-outline="false" style:text-line-through-style="none" style:text-line-through-type="none" style:text-position="0% 100%" style:font-name="Arial" fo:font-size="10pt" fo:font-style="normal" fo:text-shadow="none" style:text-underline-style="none" style:font-name-asian="Courier New" style:font-size-asian="10pt" style:font-style-asian="normal" style:font-name-complex="Courier New" style:font-size-complex="10pt" style:font-style-complex="normal"/>
    </style:style>
    <style:style style:name="T13"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4"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color="#000000" loext:opacity="100%" style:text-outline="false" style:text-line-through-style="none" style:text-line-through-type="none" style:text-position="0% 100%" style:font-name="Courier New" fo:font-size="10pt" fo:font-style="italic" fo:text-shadow="none" style:text-underline-style="none" style:font-name-asian="Courier New" style:font-size-asian="10pt" style:font-style-asian="italic" style:font-name-complex="Courier New" style:font-size-complex="10pt" style:font-style-complex="italic"/>
    </style:style>
    <style:style style:name="T16" style:family="text">
      <style:text-properties fo:color="#000000" loext:opacity="100%" style:text-outline="false" style:text-line-through-style="none" style:text-line-through-type="none" style:text-position="0% 100%" style:font-name="Courier New" fo:font-size="10pt" fo:font-style="italic" fo:text-shadow="none"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T17" style:family="text">
      <style:text-properties fo:color="#000000" loext:opacity="100%" style:text-outline="false" style:text-line-through-style="none" style:text-line-through-type="none" style:text-position="0% 100%" style:font-name="Courier New" fo:font-style="italic" fo:text-shadow="none" style:text-underline-style="none" style:font-name-asian="Courier New" style:font-style-asian="italic" style:font-name-complex="Courier New" style:font-style-complex="italic"/>
    </style:style>
    <style:style style:name="T18" style:family="text">
      <style:text-properties fo:color="#000000" loext:opacity="100%" style:text-outline="false" style:text-line-through-style="none" style:text-line-through-type="none" style:text-position="0% 100%" style:font-name="Courier New" fo:text-shadow="none" style:text-underline-style="none" style:font-name-asian="Courier New" style:font-name-complex="Courier New"/>
    </style:style>
    <style:style style:name="T19" style:family="text">
      <style:text-properties fo:color="#000000" loext:opacity="100%" style:text-outline="false" style:text-line-through-style="none" style:text-line-through-type="none" style:text-position="0% 100%" fo:font-style="normal" fo:text-shadow="none" style:text-underline-style="none" style:font-name-asian="Courier New" style:font-style-asian="normal" style:font-name-complex="Courier New" style:font-style-complex="normal"/>
    </style:style>
    <style:style style:name="T20" style:family="text">
      <style:text-properties fo:color="#000000" loext:opacity="100%" style:text-outline="false" style:text-line-through-style="none" style:text-line-through-type="none" style:text-position="0% 100%"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1" style:family="text">
      <style:text-properties fo:color="#000000" loext:opacity="100%" style:text-outline="false" style:text-line-through-style="none" style:text-line-through-type="none" style:text-position="0% 100%" fo:text-shadow="none" style:text-underline-style="none" style:font-name-asian="Courier New" style:font-name-complex="Courier New"/>
    </style:style>
    <style:style style:name="T22" style:family="text">
      <style:text-properties fo:color="#000000" loext:opacity="100%" style:text-outline="false" style:text-line-through-style="none" style:text-line-through-type="none" style:text-position="0% 100%" fo:font-style="italic" fo:text-shadow="none" style:text-underline-style="solid" style:text-underline-width="auto" style:text-underline-color="font-color" fo:font-weight="bold" style:font-name-asian="Courier New" style:font-style-asian="italic" style:font-weight-asian="bold" style:font-name-complex="Courier New" style:font-style-complex="italic" style:font-weight-complex="bold"/>
    </style:style>
    <style:style style:name="T23" style:family="text">
      <style:text-properties fo:font-style="italic" style:font-style-asian="italic" style:font-style-complex="italic"/>
    </style:style>
    <style:style style:name="T24" style:family="text">
      <style:text-properties style:font-name="Arial"/>
    </style:style>
    <style:style style:name="T25" style:family="text">
      <style:text-properties style:font-name="Arial" fo:font-weight="bold" style:font-weight-asian="bold" style:font-weight-complex="bold"/>
    </style:style>
    <style:style style:name="T26" style:family="text">
      <style:text-properties style:font-name="Arial" fo:font-size="16pt" fo:font-weight="bold" style:font-size-asian="16pt" style:font-weight-asian="bold" style:font-size-complex="16pt" style:font-weight-complex="bold"/>
    </style:style>
    <style:style style:name="T27" style:family="text">
      <style:text-properties style:font-name="Arial" fo:font-size="10pt" fo:font-weight="normal" style:font-size-asian="10pt" style:font-weight-asian="normal" style:font-size-complex="10pt" style:font-weight-complex="normal"/>
    </style:style>
    <style:style style:name="T28" style:family="text">
      <style:text-properties style:font-name="Arial" officeooo:rsid="001e0e65"/>
    </style:style>
    <style:style style:name="T29" style:family="text">
      <style:text-properties style:font-name="Arial" officeooo:rsid="00310943"/>
    </style:style>
    <style:style style:name="T30" style:family="text">
      <style:text-properties style:font-name="Arial" officeooo:rsid="0032d43f"/>
    </style:style>
    <style:style style:name="T31" style:family="text">
      <style:text-properties fo:font-weight="bold" style:font-weight-asian="bold" style:font-weight-complex="bold"/>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officeooo:rsid="001a1abe"/>
    </style:style>
    <style:style style:name="T35" style:family="text">
      <style:text-properties officeooo:rsid="001e0e65"/>
    </style:style>
    <style:style style:name="T36" style:family="text">
      <style:text-properties officeooo:rsid="001e7b4c"/>
    </style:style>
    <style:style style:name="T37" style:family="text">
      <style:text-properties officeooo:rsid="001fb4b6"/>
    </style:style>
    <style:style style:name="T38" style:family="text">
      <style:text-properties officeooo:rsid="00264f0f"/>
    </style:style>
    <style:style style:name="T39" style:family="text">
      <style:text-properties officeooo:rsid="00299295"/>
    </style:style>
    <style:style style:name="T40" style:family="text">
      <style:text-properties officeooo:rsid="002fb855"/>
    </style:style>
    <style:style style:name="T41" style:family="text">
      <style:text-properties officeooo:rsid="00307e8a"/>
    </style:style>
    <style:style style:name="T42" style:family="text">
      <style:text-properties officeooo:rsid="00310943"/>
    </style:style>
    <style:style style:name="T43" style:family="text">
      <style:text-properties officeooo:rsid="0033ab5a"/>
    </style:style>
    <style:style style:name="T44" style:family="text">
      <style:text-properties officeooo:rsid="0034670f"/>
    </style:style>
    <style:style style:name="T45" style:family="text">
      <style:text-properties style:font-name="Courier New"/>
    </style:style>
    <style:style style:name="T46" style:family="text">
      <style:text-properties officeooo:rsid="00355f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0000"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style>
    <style:style style:name="gr6"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paragraph-properties style:writing-mode="lr-tb"/>
    </style:style>
    <style:style style:name="gr7" style:family="graphic">
      <style:graphic-properties draw:stroke="none" svg:stroke-color="#000000" draw:fill="none" draw:fill-color="#ffffff" fo:min-height="0.25in" style:run-through="foreground"/>
      <style:paragraph-properties style:writing-mode="lr-tb"/>
    </style:style>
    <style:style style:name="gr8" style:family="graphic">
      <style:graphic-properties draw:stroke="none" svg:stroke-color="#000000" draw:fill="none" draw:fill-color="#ffffff" fo:min-height="0.3126in" style:run-through="foreground"/>
      <style:paragraph-properties style:writing-mode="lr-tb"/>
    </style:style>
    <style:style style:name="gr9" style:family="graphic">
      <style:graphic-properties svg:stroke-width="0.0201in" svg:stroke-color="#ff0000" draw:marker-start-width="0.1701in" draw:marker-end="Arrow" draw:marker-end-width="0.1299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 <text:span text:style-name="T1">Structures</text:span></text:p>
      <text:p text:style-name="P5"/>
      <text:p text:style-name="P5"/>
      <text:p text:style-name="P6">Objectives</text:p>
      <text:list xml:id="list3218001683" text:style-name="L1">
        <text:list-item>
          <text:p text:style-name="P49">Define a <text:span text:style-name="T2">struct</text:span></text:p>
        </text:list-item>
        <text:list-item>
          <text:p text:style-name="P49">Declare <text:span text:style-name="T2">struct</text:span> variable with or without initialization</text:p>
        </text:list-item>
        <text:list-item>
          <text:p text:style-name="P49">Use dot <text:span text:style-name="T2">.</text:span> <text:span text:style-name="T39">o</text:span>perator to access a <text:span text:style-name="T2">struct</text:span> variable’<text:span text:style-name="T39">s</text:span> member</text:p>
        </text:list-item>
        <text:list-item>
          <text:p text:style-name="P49">Declare and allocation/deallocate memory for a pointer-to-struct variable.</text:p>
        </text:list-item>
        <text:list-item>
          <text:p text:style-name="P49">Use <text:span text:style-name="T2">-&gt;</text:span> dereferencing operator</text:p>
        </text:list-item>
        <text:list-item>
          <text:p text:style-name="P49">Declare array of <text:span text:style-name="T2">struct</text:span> <text:span text:style-name="T39">values</text:span></text:p>
        </text:list-item>
        <text:list-item>
          <text:p text:style-name="P50">Create nested <text:span text:style-name="T2">struct</text:span>.</text:p>
        </text:list-item>
      </text:list>
      <text:p text:style-name="P7"/>
      <text:p text:style-name="P8">Up to this point we have been using types provided by C++: basic types, array types, etc.</text:p>
      <text:p text:style-name="P8"/>
      <text:p text:style-name="P8">In this set of notes we will create our own types. </text:p>
      <text:p text:style-name="P31"><text:span text:style-name="T34">s</text:span>truct</text:p>
      <text:p text:style-name="P8"/>
      <text:p text:style-name="P8">Try this:</text:p>
      <table:table table:name="Table2" table:style-name="Table2">
        <table:table-column table:style-name="Table2.A"/>
        <table:table-row table:style-name="TableLine2278452233760">
          <table:table-cell table:style-name="Table2.A1" office:value-type="string">
            <text:p text:style-name="P32">#include &lt;iostream&gt;</text:p>
            <text:p text:style-name="P32">#include &lt;iomanip&gt;</text:p>
            <text:p text:style-name="P32"/>
            <text:p text:style-name="P32">int main()</text:p>
            <text:p text:style-name="P32">{</text:p>
            <text:p text:style-name="P32"><text:s text:c="4"/>struct Time</text:p>
            <text:p text:style-name="P32"><text:s text:c="4"/>{</text:p>
            <text:p text:style-name="P32"><text:s text:c="8"/>int hour;</text:p>
            <text:p text:style-name="P32"><text:s text:c="8"/>int min;</text:p>
            <text:p text:style-name="P32"><text:s text:c="8"/>int sec;<text:line-break/> <text:s text:c="3"/>};</text:p>
            <text:p text:style-name="P32"/>
            <text:p text:style-name="P32"><text:s text:c="4"/>Time t0;</text:p>
            <text:p text:style-name="P32"><text:s text:c="4"/>t0.hour = 5;</text:p>
            <text:p text:style-name="P32"><text:s text:c="4"/>t0.min = 18;</text:p>
            <text:p text:style-name="P32"><text:s text:c="4"/>t0.sec = 0;</text:p>
            <text:p text:style-name="P32"/>
            <text:p text:style-name="P32"><text:s text:c="4"/>std::cout &lt;&lt; std::setw(2) &lt;&lt; std::setfill('0') </text:p>
            <text:p text:style-name="P32"><text:s text:c="14"/>&lt;&lt; t0.hour &lt;&lt; ':'</text:p>
            <text:p text:style-name="P32"><text:s text:c="14"/>&lt;&lt; std::setw(2) &lt;&lt; std::setfill('0') </text:p>
            <text:p text:style-name="P32"><text:s text:c="14"/>&lt;&lt; t0.min &lt;&lt; ':'</text:p>
            <text:p text:style-name="P32"><text:s text:c="14"/>&lt;&lt; std::setw(2) &lt;&lt; std::setfill('0') </text:p>
            <text:p text:style-name="P32"><text:s text:c="14"/>&lt;&lt; t0.sec</text:p>
            <text:p text:style-name="P32"><text:s text:c="14"/>&lt;&lt; std::endl;</text:p>
            <text:p text:style-name="P32"><text:s text:c="4"/>return 0;</text:p>
            <text:p text:style-name="P32">} </text:p>
          </table:table-cell>
        </table:table-row>
      </table:table>
      <text:p text:style-name="P8"/>
      <text:p text:style-name="P8"><text:span text:style-name="T2">t0</text:span> is like a <text:span text:style-name="T32">variable containing other variables</text:span>: <text:span text:style-name="T2">hour</text:span>, <text:span text:style-name="T2">min</text:span>, <text:span text:style-name="T2">and sec</text:span>. This is the picture of <text:span text:style-name="T2">main()</text:span>'s memory after declaring and assigning values to <text:span text:style-name="T2">t0:</text:span></text:p>
      <text:p text:style-name="P8"/>
      <text:p text:style-name="P8"><draw:g text:anchor-type="paragraph" draw:z-index="15" draw:name="Shape1" draw:style-name="gr4"><draw:rect draw:style-name="gr5" draw:text-style-name="P56" svg:width="2.3543in" svg:height="0.8335in" svg:x="0.6291in" svg:y="0.0807in"><text:p/></draw:rect><draw:rect draw:style-name="gr6" draw:text-style-name="P54" svg:width="0.4677in" svg:height="0.2815in" svg:x="1.2453in" svg:y="0.3201in"><text:p text:style-name="P53">5</text:p></draw:rect><draw:frame draw:style-name="gr7" draw:text-style-name="P55" svg:width="0.2504in" svg:height="0.2504in" svg:x="0.9327in" svg:y="0.3516in"><draw:text-box><text:p><text:span text:style-name="T2">t0</text:span></text:p></draw:text-box></draw:frame><draw:frame draw:style-name="gr8" draw:text-style-name="P55" svg:width="0.8441in" svg:height="0.313in" svg:x="0.6291in" svg:y="-0.1382in"><draw:text-box><text:p><text:span text:style-name="T2">main</text:span></text:p></draw:text-box></draw:frame><draw:rect draw:style-name="gr6" draw:text-style-name="P54" svg:width="0.4677in" svg:height="0.2815in" svg:x="1.7126in" svg:y="0.3201in"><text:p text:style-name="P53">18</text:p></draw:rect><draw:rect draw:style-name="gr6" draw:text-style-name="P54" svg:width="0.4677in" svg:height="0.2815in" svg:x="2.1799in" svg:y="0.3201in"><text:p text:style-name="P53">0</text:p></draw:rect></draw:g></text:p>
      <text:p text:style-name="P8"/>
      <text:p text:style-name="P8"/>
      <text:p text:style-name="P8"/>
      <text:p text:style-name="P8"/>
      <text:p text:style-name="P8"/>
      <text:p text:style-name="P8"/>
      <text:p text:style-name="P8">Here's the format for creating a struct type:</text:p>
      <text:p text:style-name="P8"/>
      <text:p text:style-name="P35"><text:s text:c="2"/>struct <text:span text:style-name="T23">[struct name]</text:span></text:p>
      <text:p text:style-name="P35"><text:s text:c="2"/>{</text:p>
      <text:p text:style-name="P36"><text:s text:c="4"/>[type 1] [member name 1];</text:p>
      <text:p text:style-name="P36"><text:s text:c="4"/>[type 2] [member name 2];</text:p>
      <text:p text:style-name="P35"><text:s text:c="4"/>...<text:line-break/> <text:s/>};</text:p>
      <text:p text:style-name="P33"><text:soft-page-break/></text:p>
      <text:p text:style-name="P47">The most common gotcha is to forget the <text:span text:style-name="T32">semicolon</text:span> at the end. </text:p>
      <text:p text:style-name="P37"/>
      <text:p text:style-name="P8"><text:span text:style-name="T9">Of course </text:span><text:span text:style-name="T16">[type 1]</text:span><text:span text:style-name="T9">, </text:span><text:span text:style-name="T16">[type 2]</text:span><text:span text:style-name="T9">, <text:s/>... must be types that are already defined.</text:span></text:p>
      <text:p text:style-name="P8"/>
      <text:p text:style-name="P8"><text:span text:style-name="T9">For our example above, the </text:span><text:span text:style-name="T14">hour</text:span><text:span text:style-name="T9"> in </text:span><text:span text:style-name="T14">t0</text:span><text:span text:style-name="T9"> is called a </text:span><text:span text:style-name="T20">member</text:span><text:span text:style-name="T9"> (or </text:span><text:span text:style-name="T20">member variable</text:span><text:span text:style-name="T9">) of </text:span><text:span text:style-name="T14">t0</text:span><text:span text:style-name="T9">.</text:span></text:p>
      <text:p text:style-name="P8"/>
      <text:p text:style-name="P8"><text:span text:style-name="T9">The member in a struct variable is accessed by the </text:span><text:span text:style-name="T20">dot operator</text:span><text:span text:style-name="T9">. The format is this:</text:span></text:p>
      <text:p text:style-name="P8"/>
      <text:p text:style-name="P27">[struct var name].[member name]</text:p>
      <text:p text:style-name="P26"/>
      <text:p text:style-name="P8">The “<text:span text:style-name="T2">hour</text:span> in <text:span text:style-name="T2">t0</text:span>” is <text:span text:style-name="T6">t0.hour</text:span>.</text:p>
      <text:p text:style-name="P8"><draw:rect text:anchor-type="paragraph" draw:z-index="1" draw:name="Shape2" draw:style-name="gr1" draw:text-style-name="P54" svg:width="1.2087in" svg:height="0.313in" svg:x="4.9846in" svg:y="0.0665in"><text:p text:style-name="P53"><text:span text:style-name="T2">t0.hour</text:span></text:p></draw:rect></text:p>
      <text:p text:style-name="P8"><draw:polyline text:anchor-type="paragraph" draw:z-index="0" draw:name="Shape3" draw:style-name="gr9" draw:text-style-name="P53" svg:width="3.4697in" svg:height="1.3697in" draw:transform="skewX (6.07264419076943E-017) rotate (-2.7382470634539) translate (4.98472222222222in 0.0520833333333434in)" svg:viewBox="0 0 8814 3480" draw:points="0,0 8156,3480 8814,1937"><text:p/></draw:polyline></text:p>
      <text:p text:style-name="P8"><draw:g text:anchor-type="paragraph" draw:z-index="16" draw:name="Shape4" draw:style-name="gr4"><draw:rect draw:style-name="gr5" draw:text-style-name="P56" svg:width="2.3543in" svg:height="0.8335in" svg:x="0.6291in" svg:y="0.3134in"><text:p/></draw:rect><draw:rect draw:style-name="gr6" draw:text-style-name="P54" svg:width="0.4677in" svg:height="0.2815in" svg:x="1.2453in" svg:y="0.5528in"><text:p text:style-name="P53">5</text:p></draw:rect><draw:frame draw:style-name="gr7" draw:text-style-name="P55" svg:width="0.2504in" svg:height="0.2504in" svg:x="0.9327in" svg:y="0.5843in"><draw:text-box><text:p><text:span text:style-name="T2">t0</text:span></text:p></draw:text-box></draw:frame><draw:frame draw:style-name="gr8" draw:text-style-name="P55" svg:width="0.8441in" svg:height="0.313in" svg:x="0.6291in" svg:y="0.0945in"><draw:text-box><text:p><text:span text:style-name="T2">main</text:span></text:p></draw:text-box></draw:frame><draw:rect draw:style-name="gr6" draw:text-style-name="P54" svg:width="0.4677in" svg:height="0.2815in" svg:x="1.7126in" svg:y="0.5528in"><text:p text:style-name="P53">18</text:p></draw:rect><draw:rect draw:style-name="gr6" draw:text-style-name="P54" svg:width="0.4677in" svg:height="0.2815in" svg:x="2.1799in" svg:y="0.5528in"><text:p text:style-name="P53">0</text:p></draw:rect></draw:g></text:p>
      <text:p text:style-name="P8"><draw:rect text:anchor-type="paragraph" draw:z-index="2" draw:name="Shape5" draw:style-name="gr1" draw:text-style-name="P54" svg:width="1.2087in" svg:height="0.2539in" svg:x="4.9846in" svg:y="0.0008in"><text:p text:style-name="P53"><text:span text:style-name="T2">t0.min</text:span></text:p></draw:rect><draw:polyline text:anchor-type="paragraph" draw:z-index="4" draw:name="Shape6" draw:style-name="gr9" draw:text-style-name="P53" svg:width="3.0421in" svg:height="0.2583in" draw:transform="rotate (-3.08172786024639) translate (4.98929499685189in 0.211015990936211in)" svg:viewBox="0 0 7728 657" draw:points="0,194 7716,657 7728,0"><text:p/></draw:polyline></text:p>
      <text:p text:style-name="P8"/>
      <text:p text:style-name="P8"><draw:rect text:anchor-type="paragraph" draw:z-index="3" draw:name="Shape7" draw:style-name="gr1" draw:text-style-name="P54" svg:width="1.2087in" svg:height="0.3059in" svg:x="4.9846in" svg:y="0.0563in"><text:p text:style-name="P53"><text:span text:style-name="T2">t0.sec</text:span></text:p></draw:rect></text:p>
      <text:p text:style-name="P8"><draw:line text:anchor-type="paragraph" draw:z-index="5" draw:name="Shape8" draw:style-name="gr9" draw:text-style-name="P53" svg:x1="4.9846in" svg:y1="0.0346in" svg:x2="2.6472in" svg:y2="0.0346in"><text:p/></draw:line></text:p>
      <text:p text:style-name="P8"/>
      <text:p text:style-name="P8"/>
      <text:p text:style-name="P8"/>
      <text:p text:style-name="P8"/>
      <text:p text:style-name="P8"><text:span text:style-name="T21">You </text:span><text:span text:style-name="T22">do</text:span><text:span text:style-name="T21"> know how to work with </text:span><text:span text:style-name="T17">[struct var name].[member name]</text:span><text:span text:style-name="T18"> since </text:span><text:span text:style-name="T15">[struct var name].[member name]</text:span><text:span text:style-name="T12"> is just like a “regular” variable.</text:span></text:p>
      <text:p text:style-name="P12"/>
      <text:p text:style-name="P8"/>
      <text:p text:style-name="P8"><text:span text:style-name="T10">Exercise.</text:span><text:span text:style-name="T9"> Create a variable </text:span><text:span text:style-name="T14">t1</text:span><text:span text:style-name="T9"> of type </text:span><text:span text:style-name="T14">Time</text:span><text:span text:style-name="T9"> and set it to the time one second after </text:span><text:span text:style-name="T14">t0</text:span><text:span text:style-name="T9">. Print </text:span><text:span text:style-name="T14">t1</text:span><text:span text:style-name="T9"> in the same format as the print statement of </text:span><text:span text:style-name="T14">t0</text:span><text:span text:style-name="T9">. Note that the values of </text:span><text:span text:style-name="T14">sec</text:span><text:span text:style-name="T9"> of </text:span><text:span text:style-name="T14">t1</text:span><text:span text:style-name="T9"> and </text:span><text:span text:style-name="T14">sec</text:span><text:span text:style-name="T9"> of </text:span><text:span text:style-name="T14">t0</text:span><text:span text:style-name="T9"> are different.</text:span></text:p>
      <text:p text:style-name="P8"/>
      <text:p text:style-name="P8"/>
      <text:p text:style-name="P8">Let's compare the struct variable and an array. Note that a struct variable is like an array in the sense that they both <text:span text:style-name="T32">contain values</text:span>. </text:p>
      <text:p text:style-name="P8"/>
      <text:p text:style-name="P12"><text:tab/>int x[3] = {1, 2, 3};</text:p>
      <text:p text:style-name="P12"><text:s text:c="6"/>struct Y</text:p>
      <text:p text:style-name="P12"><text:s text:c="6"/>{</text:p>
      <text:p text:style-name="P12"><text:s text:c="10"/>int a;</text:p>
      <text:p text:style-name="P12"><text:s text:c="10"/>int b;</text:p>
      <text:p text:style-name="P12"><text:s text:c="10"/>int c;</text:p>
      <text:p text:style-name="P12"><text:s text:c="6"/>};</text:p>
      <text:p text:style-name="P12"><text:s text:c="6"/>Y y = {1, 2, 3};</text:p>
      <text:p text:style-name="P12"/>
      <text:p text:style-name="P8">In the above <text:span text:style-name="T2">x</text:span> is made up of three integers 1, 2, 3. The variable <text:span text:style-name="T2">y</text:span> <text:soft-page-break/>contains three variables <text:span text:style-name="T2">a</text:span>, <text:span text:style-name="T2">b</text:span>, and <text:span text:style-name="T2">c</text:span> with values 1, 2, and 3 respectively. We refer to the values in <text:span text:style-name="T2">x</text:span> by</text:p>
      <text:p text:style-name="P8"/>
      <text:p text:style-name="P12"><text:tab/>x[0]</text:p>
      <text:p text:style-name="P12"><text:tab/>x[1]</text:p>
      <text:p text:style-name="P12"><text:tab/>x[2]</text:p>
      <text:p text:style-name="P12"/>
      <text:p text:style-name="P8">while we refer to the values in <text:span text:style-name="T2">y</text:span> by</text:p>
      <text:p text:style-name="P8"/>
      <text:p text:style-name="P12"><text:tab/>y.a<text:tab/></text:p>
      <text:p text:style-name="P12"><text:tab/>y.b</text:p>
      <text:p text:style-name="P12"><text:tab/>y.c</text:p>
      <text:p text:style-name="P12"/>
      <text:p text:style-name="P12"/>
      <text:p text:style-name="P8"><text:span text:style-name="T11">Make sure you </text:span><text:span text:style-name="T13">see the difference!!!</text:span><text:span text:style-name="T11"> </text:span>This is the picture of the program's memory during execution:</text:p>
      <text:p text:style-name="P12"><draw:frame text:anchor-type="paragraph" draw:z-index="7" draw:name="Shape9" draw:style-name="gr11" draw:text-style-name="P55" svg:width="0.8441in" svg:height="0.313in" svg:x="0.7854in" svg:y="0.0543in"><draw:text-box><text:p><text:span text:style-name="T2">main</text:span></text:p></draw:text-box></draw:frame></text:p>
      <text:p text:style-name="P12"><draw:rect text:anchor-type="paragraph" draw:z-index="6" draw:name="Shape10" draw:style-name="gr10" draw:text-style-name="P56" svg:width="2.1043in" svg:height="1.1776in" svg:x="0.7854in" svg:y="0.1102in"><text:p/></draw:rect></text:p>
      <text:p text:style-name="P12"/>
      <text:p text:style-name="P12"><draw:rect text:anchor-type="paragraph" draw:z-index="8" draw:name="Shape11" draw:style-name="gr2" draw:text-style-name="P54" svg:width="0.4051in" svg:height="0.2634in" svg:x="1.2661in" svg:y="0.0492in"><text:p text:style-name="P53">1</text:p></draw:rect><draw:frame text:anchor-type="paragraph" draw:z-index="9" draw:name="Shape12" draw:style-name="gr3" draw:text-style-name="P55" svg:width="0.2504in" svg:height="0.2504in" svg:x="1.089in" svg:y="0.0626in"><draw:text-box><text:p><text:span text:style-name="T2">x</text:span></text:p></draw:text-box></draw:frame><draw:rect text:anchor-type="paragraph" draw:z-index="17" draw:name="Shape13" draw:style-name="gr2" draw:text-style-name="P54" svg:width="0.4051in" svg:height="0.2634in" svg:x="1.6709in" svg:y="0.0492in"><text:p text:style-name="P53">2</text:p></draw:rect><draw:rect text:anchor-type="paragraph" draw:z-index="18" draw:name="Shape14" draw:style-name="gr2" draw:text-style-name="P54" svg:width="0.4051in" svg:height="0.2634in" svg:x="2.0756in" svg:y="0.0492in"><text:p text:style-name="P53">3</text:p></draw:rect></text:p>
      <text:p text:style-name="P12"/>
      <text:p text:style-name="P12"/>
      <text:p text:style-name="P12"><draw:rect text:anchor-type="paragraph" draw:z-index="19" draw:name="Shape15" draw:style-name="gr2" draw:text-style-name="P54" svg:width="0.4051in" svg:height="0.2634in" svg:x="1.2661in" svg:y="0.0492in"><text:p text:style-name="P53">1</text:p></draw:rect><draw:frame text:anchor-type="paragraph" draw:z-index="20" draw:name="Shape16" draw:style-name="gr3" draw:text-style-name="P55" svg:width="0.2504in" svg:height="0.2504in" svg:x="1.089in" svg:y="0.0626in"><draw:text-box><text:p><text:span text:style-name="T2">y</text:span></text:p></draw:text-box></draw:frame><draw:rect text:anchor-type="paragraph" draw:z-index="21" draw:name="Shape17" draw:style-name="gr2" draw:text-style-name="P54" svg:width="0.4051in" svg:height="0.2634in" svg:x="1.6709in" svg:y="0.0492in"><text:p text:style-name="P53">2</text:p></draw:rect><draw:rect text:anchor-type="paragraph" draw:z-index="22" draw:name="Shape18" draw:style-name="gr2" draw:text-style-name="P54" svg:width="0.4051in" svg:height="0.2634in" svg:x="2.0756in" svg:y="0.0492in"><text:p text:style-name="P53">3</text:p></draw:rect></text:p>
      <text:p text:style-name="P12"/>
      <text:p text:style-name="P12"/>
      <text:p text:style-name="P8"/>
      <text:p text:style-name="P8">They both look the same but the names of the cells are different. Remember that.</text:p>
      <text:p text:style-name="P8"/>
      <text:p text:style-name="P8">Note that while you can scan an array like this:</text:p>
      <table:table table:name="Table39" table:style-name="Table39">
        <table:table-column table:style-name="Table39.A"/>
        <table:table-row table:style-name="TableLine2276375345712">
          <table:table-cell table:style-name="Table39.A1" office:value-type="string">
            <text:p text:style-name="P13">for (int i = 0; i &lt; 3; ++i)</text:p>
            <text:p text:style-name="P13">{</text:p>
            <text:p text:style-name="P13"><text:s text:c="4"/>std::cout &lt;&lt; x[i] &lt;&lt; std::endl;</text:p>
            <text:p text:style-name="P13">}</text:p>
          </table:table-cell>
        </table:table-row>
      </table:table>
      <text:p text:style-name="P12"><text:span text:style-name="T24">there's no analog for our </text:span><text:span text:style-name="T2">struct</text:span><text:span text:style-name="T24"> variable </text:span>y<text:span text:style-name="T24">: there is no way to scan the values in y using a </text:span><text:span text:style-name="T2">for</text:span><text:span text:style-name="T24">-loop. That's not the purpose of </text:span><text:span text:style-name="T2">struct </text:span><text:span text:style-name="T24">variables.</text:span></text:p>
      <text:p text:style-name="P8"/>
      <text:p text:style-name="P12"><text:span text:style-name="T24">The purpose of </text:span><text:span text:style-name="T2">struct</text:span><text:span text:style-name="T24"> is allow the software engineer to think at a </text:span><text:span text:style-name="T26">higher level of abstraction</text:span><text:span text:style-name="T24">. For instance in the case of our </text:span><text:span text:style-name="T2">Time</text:span><text:span text:style-name="T24"> struct, a function like</text:span></text:p>
      <text:p text:style-name="P8"/>
      <text:p text:style-name="P12"><text:tab/>void addOneSec(Time &amp; t);</text:p>
      <text:p text:style-name="P12"/>
      <text:p text:style-name="P8">and a code like</text:p>
      <text:p text:style-name="P8"/>
      <table:table table:name="Table40" table:style-name="Table40">
        <table:table-column table:style-name="Table40.A"/>
        <table:table-row table:style-name="TableLine2276375349520">
          <table:table-cell table:style-name="Table40.A1" office:value-type="string">
            <text:p text:style-name="P13">Time currentTime, endTime;</text:p>
            <text:p text:style-name="P13"><text:tab/></text:p>
            <text:p text:style-name="P13">...</text:p>
            <text:p text:style-name="P13"/>
            <text:p text:style-name="P13">while (isLessThan(currentTime, endTime))</text:p>
            <text:p text:style-name="P13">{</text:p>
            <text:p text:style-name="P13"><text:soft-page-break/><text:s text:c="4"/>// ... do something for a second</text:p>
            <text:p text:style-name="P13"/>
            <text:p text:style-name="P13"><text:s text:c="4"/>readCurrentTime(currentTime);<text:line-break/>}</text:p>
          </table:table-cell>
        </table:table-row>
      </table:table>
      <text:p text:style-name="P12"/>
      <text:p text:style-name="P8">for instance will let us focus on the concept of time and not worry about the details of a time variable (hours, minutes, seconds.) While <text:span text:style-name="T32">functions</text:span> chunk up <text:span text:style-name="T32">code</text:span>, <text:span text:style-name="T32">struct variables</text:span> allows us to chunk up <text:span text:style-name="T32">data</text:span>.</text:p>
      <text:p text:style-name="P8"/>
      <text:p text:style-name="P8"/>
      <text:p text:style-name="P8"><text:span text:style-name="T31">Exercise.</text:span> There's a section on functions for struct variables. But I'm sure you can handle this exercise. Write the <text:span text:style-name="T2">isLessThan()</text:span> function. We need to make sure that the <text:span text:style-name="T2">Time</text:span> struct is outside the <text:span text:style-name="T2">main()</text:span> and above this function:</text:p>
      <table:table table:name="Table26" table:style-name="Table26">
        <table:table-column table:style-name="Table26.A"/>
        <table:table-row table:style-name="TableLine2276375342720">
          <table:table-cell table:style-name="Table26.A1" office:value-type="string">
            <text:p text:style-name="P32">#include &lt;iostream&gt;</text:p>
            <text:p text:style-name="P32">#include &lt;iomanip&gt;</text:p>
            <text:p text:style-name="P32"/>
            <text:p text:style-name="P32">struct Time</text:p>
            <text:p text:style-name="P32">{</text:p>
            <text:p text:style-name="P32"><text:s text:c="4"/>int hour;</text:p>
            <text:p text:style-name="P32"><text:s text:c="4"/>int min;</text:p>
            <text:p text:style-name="P32"><text:s text:c="4"/>int sec;<text:line-break/>};</text:p>
            <text:p text:style-name="P32"/>
            <text:p text:style-name="P32"/>
            <text:p text:style-name="P32">bool isLessThan(Time t0, Time t1)</text:p>
            <text:p text:style-name="P32">{</text:p>
            <text:p text:style-name="P32"><text:s text:c="2"/>// convert t0 and t1 into seconds since midnight</text:p>
            <text:p text:style-name="P32"><text:s text:c="2"/>// and then compare.</text:p>
            <text:p text:style-name="P32">}</text:p>
            <text:p text:style-name="P32"/>
            <text:p text:style-name="P32">int main()</text:p>
            <text:p text:style-name="P32">{</text:p>
            <text:p text:style-name="P32"><text:s text:c="4"/>Time t0;</text:p>
            <text:p text:style-name="P32"><text:s text:c="4"/>t0.hour = 5;</text:p>
            <text:p text:style-name="P32"><text:s text:c="4"/>t0.min = 18;</text:p>
            <text:p text:style-name="P32"><text:s text:c="4"/>t0.sec = 0;</text:p>
            <text:p text:style-name="P32"/>
            <text:p text:style-name="P32"><text:s text:c="4"/>Time t1;</text:p>
            <text:p text:style-name="P32"><text:s text:c="4"/>t1.hour = 5;</text:p>
            <text:p text:style-name="P32"><text:s text:c="4"/>t1.min = 18;</text:p>
            <text:p text:style-name="P32"><text:s text:c="4"/>t1.sec = 1;</text:p>
            <text:p text:style-name="P32"/>
            <text:p text:style-name="P32"><text:s text:c="4"/>std::cout &lt;&lt; isLessThan(t0, t1) &lt;&lt; '\n';</text:p>
            <text:p text:style-name="P32"/>
            <text:p text:style-name="P32"><text:s text:c="4"/>return 0;</text:p>
            <text:p text:style-name="P32">} </text:p>
          </table:table-cell>
        </table:table-row>
      </table:table>
      <text:p text:style-name="P8"/>
      <text:p text:style-name="P8"/>
      <text:p text:style-name="P8">Another difference between arrays and structs is this: You can have member variables of any type in a struct variable. For instance</text:p>
      <table:table table:name="Table41" table:style-name="Table41">
        <table:table-column table:style-name="Table41.A"/>
        <text:soft-page-break/>
        <table:table-row table:style-name="TableLine2276375349792">
          <table:table-cell table:style-name="Table41.A1" office:value-type="string">
            <text:p text:style-name="P14">struct Student</text:p>
            <text:p text:style-name="P14">{</text:p>
            <text:p text:style-name="P14"><text:s text:c="5"/>char lastname[50];</text:p>
            <text:p text:style-name="P14"><text:s text:c="5"/>char firstname[50];</text:p>
            <text:p text:style-name="P14"><text:s text:c="5"/>double gpa;</text:p>
            <text:p text:style-name="P14">};</text:p>
            <text:p text:style-name="P14">Student johnDoe = {"Doe", "John", 3.55};</text:p>
          </table:table-cell>
        </table:table-row>
      </table:table>
      <text:p text:style-name="P8"/>
      <text:p text:style-name="P8"><draw:rect text:anchor-type="paragraph" draw:z-index="23" draw:name="Shape19" draw:style-name="gr1" draw:text-style-name="P54" svg:width="2.4815in" svg:height="0.313in" svg:x="4.5366in" svg:y="0.0807in"><text:p text:style-name="P53"><text:span text:style-name="T2">johnDoe.lastname</text:span><text:span text:style-name="T24"> is a string</text:span></text:p></draw:rect></text:p>
      <text:p text:style-name="P8"><draw:polyline text:anchor-type="paragraph" draw:z-index="14" draw:name="Shape20" draw:style-name="gr9" draw:text-style-name="P53" svg:width="2.7953in" svg:height="0.4358in" draw:transform="rotate (-2.98294222458351) translate (4.53680769014563in 0.0729300082679199in)" svg:viewBox="0 0 7101 1108" draw:points="0,0 6923,1108 7101,0"><text:p/></draw:polyline>Here's the memory:</text:p>
      <text:p text:style-name="P8"><draw:rect text:anchor-type="paragraph" draw:z-index="10" draw:name="Shape21" draw:style-name="gr10" draw:text-style-name="P56" svg:width="3.9587in" svg:height="0.8858in" svg:x="0.172in" svg:y="0.0665in"><text:p/></draw:rect></text:p>
      <text:p text:style-name="P8"><draw:g text:anchor-type="paragraph" draw:z-index="11" draw:name="Shape22" draw:style-name="gr4"><draw:rect draw:style-name="gr6" draw:text-style-name="P54" svg:width="0.8752in" svg:height="0.4378in" svg:x="1.2661in" svg:y="0.122in"><text:p text:style-name="P53">“Doe”</text:p></draw:rect><draw:rect draw:style-name="gr6" draw:text-style-name="P54" svg:width="0.8752in" svg:height="0.4378in" svg:x="3.0161in" svg:y="0.122in"><text:p text:style-name="P53">3.55</text:p></draw:rect><draw:rect draw:style-name="gr6" draw:text-style-name="P54" svg:width="0.8752in" svg:height="0.4378in" svg:x="2.1409in" svg:y="0.122in"><text:p text:style-name="P53">“John”</text:p></draw:rect><draw:frame draw:style-name="gr7" draw:text-style-name="P55" svg:width="0.7713in" svg:height="0.2504in" svg:x="0.3181in" svg:y="0.2157in"><draw:text-box><text:p><text:span text:style-name="T2">johnDoe</text:span></text:p></draw:text-box></draw:frame></draw:g></text:p>
      <text:p text:style-name="P8"><draw:rect text:anchor-type="paragraph" draw:z-index="12" draw:name="Shape23" draw:style-name="gr1" draw:text-style-name="P54" svg:width="2.1449in" svg:height="0.313in" svg:x="4.5366in" svg:y="0.0354in"><text:p text:style-name="P53"><text:span text:style-name="T2">johnDoe.gpa</text:span><text:span text:style-name="T24"> is a double</text:span></text:p></draw:rect></text:p>
      <text:p text:style-name="P8"><draw:line text:anchor-type="paragraph" draw:z-index="13" draw:name="Shape24" draw:style-name="gr9" draw:text-style-name="P53" svg:x1="4.5366in" svg:y1="0.011in" svg:x2="3.8909in" svg:y2="0.011in"><text:p/></draw:line></text:p>
      <text:p text:style-name="P8"/>
      <text:p text:style-name="P8"/>
      <text:p text:style-name="P8"/>
      <text:p text:style-name="P8"/>
      <text:p text:style-name="P8">On the other hand, the values in an array MUST all have the same type. In C/C++ there is no such concept as a single array made up of 3 integers, 4 doubles, and 5 strings.</text:p>
      <text:p text:style-name="P8"/>
      <text:p text:style-name="P8"/>
      <text:p text:style-name="P8"><text:span text:style-name="T31">Exercise. </text:span>Using this code segment:</text:p>
      <table:table table:name="Table42" table:style-name="Table42">
        <table:table-column table:style-name="Table42.A"/>
        <table:table-row table:style-name="TableLine2276375413984">
          <table:table-cell table:style-name="Table42.A1" office:value-type="string">
            <text:p text:style-name="P14">struct Student</text:p>
            <text:p text:style-name="P14">{</text:p>
            <text:p text:style-name="P14"><text:s text:c="5"/>char lastname[50];</text:p>
            <text:p text:style-name="P14"><text:s text:c="5"/>char firstname[50];</text:p>
            <text:p text:style-name="P14"><text:s text:c="5"/>double gpa;</text:p>
            <text:p text:style-name="P14">};</text:p>
            <text:p text:style-name="P14">Student johnDoe = {"Doe", "John", 3.55};</text:p>
          </table:table-cell>
        </table:table-row>
      </table:table>
      <text:p text:style-name="P8">print the first name, last name and GPA of <text:span text:style-name="T2">johnDoe</text:span> variable.</text:p>
      <text:p text:style-name="P8"/>
      <text:p text:style-name="P8"/>
      <text:p text:style-name="P12"><text:span text:style-name="T25">Exercise.</text:span><text:span text:style-name="T24"> The following is a </text:span><text:span text:style-name="T2">struct</text:span><text:span text:style-name="T24"> </text:span><text:span text:style-name="T28">called </text:span><text:span text:style-name="T2">Fraction</text:span><text:span text:style-name="T24"> with two integer members: </text:span><text:span text:style-name="T2">numerator</text:span><text:span text:style-name="T24"> and </text:span><text:span text:style-name="T2">denominator</text:span><text:span text:style-name="T24">. Correct any errors in the code. Of course a </text:span><text:span text:style-name="T2">Fraction</text:span><text:span text:style-name="T24"> variable models a (mathematical) fraction. Create a </text:span><text:span text:style-name="T2">Fraction</text:span><text:span text:style-name="T24"> variable modeling the fraction 2/3. Write a print function that prints a Fraction variable in the “usual” way, i.e. numerator, followed by '/', and then by the denominator.</text:span></text:p>
      <table:table table:name="Table1" table:style-name="Table1">
        <table:table-column table:style-name="Table1.A"/>
        <table:table-row table:style-name="TableLine2276375404736">
          <table:table-cell table:style-name="Table1.A1" office:value-type="string">
            <text:p text:style-name="P32">#include &lt;iostream&gt;</text:p>
            <text:p text:style-name="P32"/>
            <text:p text:style-name="P32">struct Fraction</text:p>
            <text:p text:style-name="P32">{</text:p>
            <text:p text:style-name="P32"><text:s text:c="4"/>int numerator;</text:p>
            <text:p text:style-name="P32"><text:s text:c="4"/>int denominator;<text:line-break/>};</text:p>
            <text:p text:style-name="P32"/>
            <text:p text:style-name="P32">void print(Fraction f)</text:p>
            <text:p text:style-name="P32"><text:span text:style-name="T3">{</text:span><text:line-break/>}</text:p>
            <text:p text:style-name="P32"/>
            <text:p text:style-name="P32">int main()</text:p>
            <text:p text:style-name="P32"><text:soft-page-break/>{</text:p>
            <text:p text:style-name="P32"><text:s text:c="4"/>Fraction x;</text:p>
            <text:p text:style-name="P32"><text:s text:c="4"/>// assign values to the members of x so that </text:p>
            <text:p text:style-name="P32"><text:s text:c="4"/>// it models the fraction 2/3</text:p>
            <text:p text:style-name="P32"/>
            <text:p text:style-name="P32"><text:s text:c="4"/>print(x);</text:p>
            <text:p text:style-name="P32"/>
            <text:p text:style-name="P32"><text:s text:c="4"/>return 0; <text:s/><text:line-break/>}</text:p>
          </table:table-cell>
        </table:table-row>
      </table:table>
      <text:p text:style-name="P8"/>
      <text:p text:style-name="P8"/>
      <text:p text:style-name="P9">Exercise. </text:p>
      <table:table table:name="Table38" table:style-name="Table38">
        <table:table-column table:style-name="Table38.A"/>
        <table:table-row table:style-name="TableLine2276375406640">
          <table:table-cell table:style-name="Table38.A1" office:value-type="string">
            <text:p text:style-name="P32">#include &lt;iostream&gt;</text:p>
            <text:p text:style-name="P32"/>
            <text:p text:style-name="P32">struct Customer</text:p>
            <text:p text:style-name="P32">{</text:p>
            <text:p text:style-name="P32"><text:s text:c="4"/>char fname[100];</text:p>
            <text:p text:style-name="P32"><text:s text:c="4"/>char lname[100];</text:p>
            <text:p text:style-name="P32"><text:s text:c="4"/>char email[100];<text:line-break/>};</text:p>
            <text:p text:style-name="P32"/>
            <text:p text:style-name="P32">// Prints customer data in the format</text:p>
            <text:p text:style-name="P32">// Firstname: ***, Lastname: ***, Email: ***</text:p>
            <text:p text:style-name="P32">void print(Customer customer)</text:p>
            <text:p text:style-name="P32">{<text:line-break/>}</text:p>
            <text:p text:style-name="P32"/>
            <text:p text:style-name="P32">int main()</text:p>
            <text:p text:style-name="P32">{</text:p>
            <text:p text:style-name="P32"><text:s text:c="4"/>Customer customer = {"John", </text:p>
            <text:p text:style-name="P32"><text:s text:c="25"/>"Doe", </text:p>
            <text:p text:style-name="P32"><text:s text:c="25"/>"jdoe@gmailcom"<text:span text:style-name="T41">}</text:span>;</text:p>
            <text:p text:style-name="P32"><text:s/></text:p>
            <text:p text:style-name="P32"><text:s text:c="4"/>print(<text:span text:style-name="T40">customer</text:span>);</text:p>
            <text:p text:style-name="P32"/>
            <text:p text:style-name="P32"><text:s text:c="4"/>return 0; <text:s/><text:line-break/>}</text:p>
          </table:table-cell>
        </table:table-row>
      </table:table>
      <text:p text:style-name="P8"/>
      <text:p text:style-name="P8"/>
      <text:p text:style-name="P12"><text:span text:style-name="T25">Exercise.</text:span><text:span text:style-name="T24"> The GPS device from a company has an ID (an </text:span><text:span text:style-name="T2">int</text:span><text:span text:style-name="T24">) and it's position which is longitude (a </text:span><text:span text:style-name="T2">double</text:span><text:span text:style-name="T24">)and latitude (a </text:span><text:span text:style-name="T2">double</text:span><text:span text:style-name="T24">). Design a struct that works for the concept of a GPS device. Declare a GPS device with name GPS1 with ID 7, with longitude 45.26 degrees, and with latitude 31.22 minutes. Print the values in GPS1. Prompt the user for a </text:span><text:span text:style-name="T2">double</text:span><text:span text:style-name="T24"> </text:span><text:span text:style-name="T2">x</text:span><text:span text:style-name="T24"> and add </text:span><text:span text:style-name="T2">x</text:span><text:span text:style-name="T24"> to the longitudinal degree of GPS1. Print the values in GPS1 again.</text:span></text:p>
      <text:p text:style-name="P8"/>
      <text:p text:style-name="P8"/>
      <text:p text:style-name="P12"><text:span text:style-name="T25">Exercise.</text:span><text:span text:style-name="T24"> You are writing a game and you need to create game objects. Your game objects have their images loaded from image files. Therefore each game object has a filename associated with it. Your game object must also be drawn to the windows' drawing surface. To do that you need to indicate an area to blit (i.e, copy) the image file. An area on your </text:span><text:soft-page-break/><text:span text:style-name="T24">surface is completely describe</text:span><text:span text:style-name="T29">d</text:span><text:span text:style-name="T24"> by the position of the top left corner of the area with respect to the window, i.e. you need the x and y coordinates (as integers). You also need the width and height (as integers) for this area. Each game object also as an energy level which is described by a double. Design a </text:span><text:span text:style-name="T2">GameObject</text:span><text:span text:style-name="T24"> struct that complete</text:span><text:span text:style-name="T29">ly</text:span><text:span text:style-name="T24"> describes the concept of a game object outlined above. Declare </text:span><text:span text:style-name="T2">redAlien</text:span><text:span text:style-name="T24"> variable of type </text:span><text:span text:style-name="T2">GameObject</text:span><text:span text:style-name="T24"> whose image is taken from image file “red.bmp”. </text:span><text:span text:style-name="T2">redAlien</text:span><text:span text:style-name="T24"> will be initialized with x = 5, y = 6 and the width and height of the image as it appear</text:span><text:span text:style-name="T30">s</text:span><text:span text:style-name="T24"> on the surface is 20 and 30; it's energy level starts with 100.0.</text:span></text:p>
      <text:p text:style-name="P8"/>
      <text:p text:style-name="P8"/>
      <text:p text:style-name="P8"><text:span text:style-name="T31">Exercise.</text:span> Design a struct called <text:span text:style-name="T2">Car</text:span> to be used in a computerized car. What structure members do you need? </text:p>
      <text:p text:style-name="P8"/>
      <text:p text:style-name="P8"/>
      <text:p text:style-name="P8">One last small point before we're done with this section. Just like in your earlier C++ programs</text:p>
      <text:p text:style-name="P8"/>
      <text:p text:style-name="P12"><text:tab/>int x;</text:p>
      <text:p text:style-name="P12"><text:tab/>int y;</text:p>
      <text:p text:style-name="P12"/>
      <text:p text:style-name="P8">is the same <text:span text:style-name="T43">as</text:span></text:p>
      <text:p text:style-name="P8"/>
      <text:p text:style-name="P12"><text:tab/>int x, y;</text:p>
      <text:p text:style-name="P12"/>
      <text:p text:style-name="P8">for a struct. <text:span text:style-name="T42">T</text:span><text:span text:style-name="T35">his</text:span> </text:p>
      <table:table table:name="Table43" table:style-name="Table43">
        <table:table-column table:style-name="Table43.A"/>
        <table:table-row table:style-name="TableLine2276375415072">
          <table:table-cell table:style-name="Table43.A1" office:value-type="string">
            <text:p text:style-name="P15">struct Student</text:p>
            <text:p text:style-name="P15">{</text:p>
            <text:p text:style-name="P15"><text:s text:c="4"/>int ID;</text:p>
            <text:p text:style-name="P15"><text:s text:c="4"/>double height;</text:p>
            <text:p text:style-name="P15"><text:s text:c="4"/>double weight;</text:p>
            <text:p text:style-name="P15"><text:s text:c="4"/>double GPA;<text:line-break/>};</text:p>
          </table:table-cell>
        </table:table-row>
      </table:table>
      <text:p text:style-name="P8">is the same as</text:p>
      <table:table table:name="Table44" table:style-name="Table44">
        <table:table-column table:style-name="Table44.A"/>
        <table:table-row table:style-name="TableLine2276375415616">
          <table:table-cell table:style-name="Table44.A1" office:value-type="string">
            <text:p text:style-name="P15">struct Student<text:line-break/>{</text:p>
            <text:p text:style-name="P15"><text:s text:c="4"/>int ID;</text:p>
            <text:p text:style-name="P15"><text:s text:c="4"/>double height, weight, GPA;<text:line-break/>};</text:p>
          </table:table-cell>
        </table:table-row>
      </table:table>
      <text:p text:style-name="P8"/>
      <text:p text:style-name="P9"/>
      <text:p text:style-name="P8"><text:span text:style-name="T31">Exercise.</text:span> Find the error(s):</text:p>
      <table:table table:name="Table45" table:style-name="Table45">
        <table:table-column table:style-name="Table45.A"/>
        <table:table-row table:style-name="TableLine2276375410720">
          <table:table-cell table:style-name="Table45.A1" office:value-type="string">
            <text:p text:style-name="P16">struct X { int x; int y }</text:p>
            <text:p text:style-name="P16">X a;</text:p>
          </table:table-cell>
        </table:table-row>
      </table:table>
      <text:p text:style-name="P8"/>
      <text:p text:style-name="P12"/>
      <text:p text:style-name="P8">By the way it's possible to define a <text:span text:style-name="T2">struct</text:span> and use it to declare <text:span text:style-name="T2">struct</text:span> variables in a single statement. Make sure you try this:</text:p>
      <table:table table:name="Table33" table:style-name="Table33">
        <table:table-column table:style-name="Table33.A"/>
        <table:table-row table:style-name="TableLine2276375405552">
          <table:table-cell table:style-name="Table33.A1" office:value-type="string">
            <text:p text:style-name="P32">struct Robot </text:p>
            <text:p text:style-name="P32">{</text:p>
            <text:p text:style-name="P32"><text:s text:c="4"/>char name[100];</text:p>
            <text:p text:style-name="P32"><text:soft-page-break/><text:s text:c="4"/>double weight;</text:p>
            <text:p text:style-name="P32"><text:s text:c="4"/>double height;</text:p>
            <text:p text:style-name="P32"><text:s text:c="4"/>int x;</text:p>
            <text:p text:style-name="P32"><text:s text:c="4"/>int y;</text:p>
            <text:p text:style-name="P32">} arnold, t3;</text:p>
          </table:table-cell>
        </table:table-row>
      </table:table>
      <text:p text:style-name="P8"/>
      <text:p text:style-name="P8">And it's even possible to define a <text:span text:style-name="T2">struct</text:span> without giving it a name. Run this:</text:p>
      <table:table table:name="Table34" table:style-name="Table34">
        <table:table-column table:style-name="Table34.A"/>
        <table:table-row table:style-name="TableLine2276375406096">
          <table:table-cell table:style-name="Table34.A1" office:value-type="string">
            <text:p text:style-name="P32">struct </text:p>
            <text:p text:style-name="P32">{</text:p>
            <text:p text:style-name="P32"><text:s text:c="4"/>char name[100];</text:p>
            <text:p text:style-name="P32"><text:s text:c="4"/>double weight;</text:p>
            <text:p text:style-name="P32"><text:s text:c="4"/>double height;</text:p>
            <text:p text:style-name="P32"><text:s text:c="4"/>int x;</text:p>
            <text:p text:style-name="P32"><text:s text:c="4"/>int y;</text:p>
            <text:p text:style-name="P32">} arnold, t3;</text:p>
          </table:table-cell>
        </table:table-row>
      </table:table>
      <text:p text:style-name="P8">This is <text:span text:style-name="T32">not common</text:span> since in most cases you want to writing functions to accept <text:span text:style-name="T2">struct</text:span> values and therefore the function would need to use the <text:span text:style-name="T2">struct</text:span>. For instance you might have something like this:</text:p>
      <table:table table:name="Table35" table:style-name="Table35">
        <table:table-column table:style-name="Table35.A"/>
        <table:table-row table:style-name="TableLine2276375404192">
          <table:table-cell table:style-name="Table35.A1" office:value-type="string">
            <text:p text:style-name="P32">#include &lt;iostream&gt;</text:p>
            <text:p text:style-name="P32"/>
            <text:p text:style-name="P32">struct Robot</text:p>
            <text:p text:style-name="P32">{</text:p>
            <text:p text:style-name="P32"><text:s text:c="4"/>char name[100];</text:p>
            <text:p text:style-name="P32"><text:s text:c="4"/>double weight;</text:p>
            <text:p text:style-name="P32"><text:s text:c="4"/>double height;</text:p>
            <text:p text:style-name="P32"><text:s text:c="4"/>int x;</text:p>
            <text:p text:style-name="P32"><text:s text:c="4"/>int y;</text:p>
            <text:p text:style-name="P32">}</text:p>
            <text:p text:style-name="P32"/>
            <text:p text:style-name="P32">void print(Robot r) <text:line-break/>{</text:p>
            <text:p text:style-name="P32"><text:s text:c="4"/>... <text:s/></text:p>
            <text:p text:style-name="P32">}</text:p>
            <text:p text:style-name="P32"/>
            <text:p text:style-name="P32">int main()</text:p>
            <text:p text:style-name="P32">{</text:p>
            <text:p text:style-name="P32"><text:s text:c="4"/>Robot arnold, t3;</text:p>
            <text:p text:style-name="P32"><text:s text:c="4"/>... </text:p>
            <text:p text:style-name="P32"/>
            <text:p text:style-name="P32"><text:s text:c="4"/>return 0;<text:line-break/>}</text:p>
          </table:table-cell>
        </table:table-row>
      </table:table>
      <text:p text:style-name="P8"/>
      <text:p text:style-name="P30">Initialization</text:p>
      <text:p text:style-name="P8"/>
      <text:p text:style-name="P8">As shown earlier, you can initialize a <text:span text:style-name="T2">struct</text:span> variable using initializers:</text:p>
      <table:table table:name="Table4" table:style-name="Table4">
        <table:table-column table:style-name="Table4.A"/>
        <table:table-row table:style-name="TableLine2276375405008">
          <table:table-cell table:style-name="Table4.A1" office:value-type="string">
            <text:p text:style-name="P32">#include &lt;iostream&gt;</text:p>
            <text:p text:style-name="P32">#include &lt;iomanip&gt;</text:p>
            <text:p text:style-name="P32"/>
            <text:p text:style-name="P32">int main()</text:p>
            <text:p text:style-name="P32">{</text:p>
            <text:p text:style-name="P32"><text:s text:c="4"/>struct Time</text:p>
            <text:p text:style-name="P32"><text:s text:c="4"/>{</text:p>
            <text:p text:style-name="P32"><text:s text:c="8"/>int hour, min, sec;<text:line-break/> <text:s text:c="3"/>};</text:p>
            <text:p text:style-name="P32"><text:s text:c="4"/>Time t0 = {5, 18, 0};</text:p>
            <text:p text:style-name="P32"/>
            <text:p text:style-name="P32"><text:s text:c="4"/>std::cout &lt;&lt; std::setw(2) &lt;&lt; std::setfill('0') </text:p>
            <text:p text:style-name="P32"><text:s text:c="14"/>&lt;&lt; t0.hour </text:p>
            <text:p text:style-name="P32"><text:s text:c="14"/>&lt;&lt; ':'</text:p>
            <text:p text:style-name="P32"><text:s text:c="14"/>&lt;&lt; std::setw(2) &lt;&lt; std::setfill('0') </text:p>
            <text:p text:style-name="P32"><text:s text:c="14"/>&lt;&lt; t0.min </text:p>
            <text:p text:style-name="P32"><text:s text:c="14"/>&lt;&lt; ':'</text:p>
            <text:p text:style-name="P32"><text:s text:c="14"/>&lt;&lt; std::setw(2) &lt;&lt; std::setfill('0') </text:p>
            <text:p text:style-name="P32"><text:s text:c="14"/>&lt;&lt; t0.sec</text:p>
            <text:p text:style-name="P32"><text:s text:c="14"/>&lt;&lt; std::endl;</text:p>
            <text:p text:style-name="P32"/>
            <text:p text:style-name="P32"><text:s text:c="4"/>return 0;</text:p>
            <text:p text:style-name="P32">} </text:p>
          </table:table-cell>
        </table:table-row>
      </table:table>
      <text:p text:style-name="P8"/>
      <text:p text:style-name="P8">Notice that this looks very similar to initialization of an array. And just like arrays you can perform partial initialization:</text:p>
      <table:table table:name="Table3" table:style-name="Table3">
        <table:table-column table:style-name="Table3.A"/>
        <table:table-row table:style-name="TableLine2276375411264">
          <table:table-cell table:style-name="Table3.A1" office:value-type="string">
            <text:p text:style-name="P32">struct Time</text:p>
            <text:p text:style-name="P32">{</text:p>
            <text:p text:style-name="P32"><text:s text:c="4"/>int hour, min, sec;<text:line-break/>};</text:p>
            <text:p text:style-name="P32"><text:span text:style-name="T3">struct Time t0 = {5};</text:span> </text:p>
          </table:table-cell>
        </table:table-row>
      </table:table>
      <text:p text:style-name="P8"/>
      <text:p text:style-name="P8"/>
      <text:p text:style-name="P8"><text:span text:style-name="T31">Exercise.</text:span> What are the values of <text:span text:style-name="T2">t0</text:span>?</text:p>
      <table:table table:name="Table7" table:style-name="Table7">
        <table:table-column table:style-name="Table7.A"/>
        <table:table-row table:style-name="TableLine2276375418064">
          <table:table-cell table:style-name="Table7.A1" office:value-type="string">
            <text:p text:style-name="P32">struct Time</text:p>
            <text:p text:style-name="P32">{</text:p>
            <text:p text:style-name="P32"><text:s text:c="4"/>int hour, min, sec;<text:line-break/>};</text:p>
            <text:p text:style-name="P32"><text:span text:style-name="T3">Time t0 = {5};</text:span> </text:p>
          </table:table-cell>
        </table:table-row>
      </table:table>
      <text:p text:style-name="P8"/>
      <text:p text:style-name="P8"/>
      <text:p text:style-name="P8"><text:span text:style-name="T31">Exercise. </text:span>What are the values in x?</text:p>
      <table:table table:name="Table8" table:style-name="Table8">
        <table:table-column table:style-name="Table8.A"/>
        <table:table-row table:style-name="TableLine2276375408272">
          <table:table-cell table:style-name="Table8.A1" office:value-type="string">
            <text:p text:style-name="P32">struct X</text:p>
            <text:p text:style-name="P32">{</text:p>
            <text:p text:style-name="P32"><text:s text:c="4"/>int a, b, c;</text:p>
            <text:p text:style-name="P32"><text:s text:c="4"/>double d, e, f;<text:line-break/>};</text:p>
            <text:p text:style-name="P32"><text:span text:style-name="T3">X x = {5};</text:span> </text:p>
          </table:table-cell>
        </table:table-row>
      </table:table>
      <text:p text:style-name="P8"/>
      <text:p text:style-name="P8"><text:soft-page-break/><text:span text:style-name="T31">Exercise.</text:span> What is the output?</text:p>
      <table:table table:name="Table29" table:style-name="Table29">
        <table:table-column table:style-name="Table29.A"/>
        <table:table-row table:style-name="TableLine2276375411808">
          <table:table-cell table:style-name="Table29.A1" office:value-type="string">
            <text:p text:style-name="P32">struct X</text:p>
            <text:p text:style-name="P32">{</text:p>
            <text:p text:style-name="P32"><text:s text:c="4"/>int x;</text:p>
            <text:p text:style-name="P32"><text:s text:c="4"/>char y;</text:p>
            <text:p text:style-name="P32"><text:s text:c="4"/>double z;<text:line-break/>}; </text:p>
            <text:p text:style-name="P32"/>
            <text:p text:style-name="P32">X a = {1, '$', 3.14};</text:p>
            <text:p text:style-name="P32">std::cout &lt;&lt; a[0] &lt;&lt; ' ' &lt;&lt; a[1] &lt;&lt; ' ' &lt;&lt; a[2] </text:p>
            <text:p text:style-name="P48"><text:span text:style-name="T2"><text:s text:c="10"/>&lt;&lt; std::endl;</text:span> </text:p>
          </table:table-cell>
        </table:table-row>
      </table:table>
      <text:p text:style-name="P8"/>
      <text:p text:style-name="P8"/>
      <text:p text:style-name="P8"><text:span text:style-name="T31">Exercise.</text:span> Write one single input statement (of course using <text:span text:style-name="T2">std::cin</text:span>) to fill <text:span text:style-name="T2">a</text:span> with values and one statement to print all the values in <text:span text:style-name="T2">a</text:span>.</text:p>
      <table:table table:name="Table30" table:style-name="Table30">
        <table:table-column table:style-name="Table30.A"/>
        <table:table-row table:style-name="TableLine2276375412352">
          <table:table-cell table:style-name="Table30.A1" office:value-type="string">
            <text:p text:style-name="P32">struct X</text:p>
            <text:p text:style-name="P32">{</text:p>
            <text:p text:style-name="P32"><text:s text:c="4"/>int x;</text:p>
            <text:p text:style-name="P32"><text:s text:c="4"/>char y;</text:p>
            <text:p text:style-name="P32"><text:s text:c="4"/>double z;<text:line-break/>}; </text:p>
            <text:p text:style-name="P32">X a;</text:p>
            <text:p text:style-name="P32">// input values into a</text:p>
            <text:p text:style-name="P32">// output all values in a</text:p>
          </table:table-cell>
        </table:table-row>
      </table:table>
      <text:p text:style-name="P8"/>
      <text:p text:style-name="P8"/>
      <text:p text:style-name="P8"><text:span text:style-name="T31">Exercise.</text:span> It's not too surprising that you can put an array into a struct. Define a <text:span text:style-name="T2">TicTacToeGame</text:span> struct containing <text:span text:style-name="T2">board</text:span>, a 3-by-3 array of characters and a <text:span text:style-name="T2">turn</text:span> variable that is of <text:span text:style-name="T2">char</text:span> type. The array <text:span text:style-name="T2">board</text:span> models the state of a tic-tac-toe game and the <text:span text:style-name="T2">turn</text:span> variable tells us which player (either X or O) will be the next to make a move.</text:p>
      <table:table table:name="Table31" table:style-name="Table31">
        <table:table-column table:style-name="Table31.A"/>
        <table:table-row table:style-name="TableLine2276375421056">
          <table:table-cell table:style-name="Table31.A1" office:value-type="string">
            <text:p text:style-name="P32">// define struct here</text:p>
            <text:p text:style-name="P32"/>
            <text:p text:style-name="P32"/>
            <text:p text:style-name="P32">// declare variable x of type TicTacToe so that it </text:p>
            <text:p text:style-name="P32">// models the game board</text:p>
            <text:p text:style-name="P32">// <text:s/>X | <text:s text:c="2"/>| O</text:p>
            <text:p text:style-name="P32">// ---+---+---</text:p>
            <text:p text:style-name="P32">// <text:s/>X | X | O</text:p>
            <text:p text:style-name="P32">// ---+---+---</text:p>
            <text:p text:style-name="P32">// <text:s text:c="3"/>| <text:s text:c="2"/>| </text:p>
            <text:p text:style-name="P32">// (for instance x.board[0][0] is 'X' and the turn is </text:p>
            <text:p text:style-name="P32">// set to '0'.</text:p>
            <text:p text:style-name="P32"/>
            <text:p text:style-name="P32"/>
            <text:p text:style-name="P32">// Write a double for-loop to print x.board in the </text:p>
            <text:p text:style-name="P32">// format of the above comment. Of course the code</text:p>
            <text:p text:style-name="P32">// should work for different x.board values!!!</text:p>
            <text:p text:style-name="P32"/>
            <text:p text:style-name="P32"/>
            <text:p text:style-name="P32">// Now write a statement to prompt the appropriate</text:p>
            <text:p text:style-name="P32">// player to make a move. For instance if x.turn</text:p>
            <text:p text:style-name="P32">// i<text:span text:style-name="T44">s</text:span> 'X', the message printed is "X's turn: " and</text:p>
            <text:p text:style-name="P32"><text:soft-page-break/>// if x.turn is 'O', then the message is "O's turn: "</text:p>
          </table:table-cell>
        </table:table-row>
      </table:table>
      <text:p text:style-name="P8"/>
      <text:p text:style-name="P30">Operator =</text:p>
      <text:p text:style-name="P11"/>
      <text:p text:style-name="P8">To copy values from one struct variable to another you can of course do this:</text:p>
      <table:table table:name="Table9" table:style-name="Table9">
        <table:table-column table:style-name="Table9.A"/>
        <table:table-row table:style-name="TableLine2276375409088">
          <table:table-cell table:style-name="Table9.A1" office:value-type="string">
            <text:p text:style-name="P32">struct Time</text:p>
            <text:p text:style-name="P32">{</text:p>
            <text:p text:style-name="P32"><text:s text:c="2"/>int hour, min, sec;<text:line-break/>};</text:p>
            <text:p text:style-name="P32">Time t0 = {5, 18, 0};</text:p>
            <text:p text:style-name="P32">Time t1;</text:p>
            <text:p text:style-name="P32"/>
            <text:p text:style-name="P32">t1.hour = t0.hour;</text:p>
            <text:p text:style-name="P32">t1.min = t0.min;</text:p>
            <text:p text:style-name="P32"><text:span text:style-name="T3">t1.sec = t1.sec;</text:span> </text:p>
          </table:table-cell>
        </table:table-row>
      </table:table>
      <text:p text:style-name="P8"/>
      <text:p text:style-name="P8">A better way is this:</text:p>
      <table:table table:name="Table10" table:style-name="Table10">
        <table:table-column table:style-name="Table10.A"/>
        <table:table-row table:style-name="TableLine2276375419696">
          <table:table-cell table:style-name="Table10.A1" office:value-type="string">
            <text:p text:style-name="P32">struct Time</text:p>
            <text:p text:style-name="P32">{</text:p>
            <text:p text:style-name="P32"><text:s text:c="2"/>int hour, min, sec;<text:line-break/>};</text:p>
            <text:p text:style-name="P32">Time t0 = {5, 18, 0};</text:p>
            <text:p text:style-name="P32">Time t1;</text:p>
            <text:p text:style-name="P32"/>
            <text:p text:style-name="P32">t1 = t0;</text:p>
          </table:table-cell>
        </table:table-row>
      </table:table>
      <text:p text:style-name="P8"/>
      <text:p text:style-name="P8">In other words the operator = (i.e. assignment operator) is defined between struct variables of the same type. It copies all the values from the left to the right. It's not too surprising that the same holds for the initialization operator:</text:p>
      <table:table table:name="Table12" table:style-name="Table12">
        <table:table-column table:style-name="Table12.A"/>
        <table:table-row table:style-name="TableLine2276375422688">
          <table:table-cell table:style-name="Table12.A1" office:value-type="string">
            <text:p text:style-name="P32">struct Time</text:p>
            <text:p text:style-name="P32">{</text:p>
            <text:p text:style-name="P32"><text:s text:c="4"/>int hour, min, sec;<text:line-break/>};</text:p>
            <text:p text:style-name="P32">Time t0 = {5, 18, 0};</text:p>
            <text:p text:style-name="P32"><text:span text:style-name="T3">Time t1</text:span> = t0;</text:p>
          </table:table-cell>
        </table:table-row>
      </table:table>
      <text:p text:style-name="P8"/>
      <text:p text:style-name="P8"/>
      <text:p text:style-name="P8"><text:span text:style-name="T31">Exercise.</text:span> Is the operator <text:span text:style-name="T2">==</text:span> defined for struct variables of the same type? In other words does the following print 1?</text:p>
      <table:table table:name="Table11" table:style-name="Table11">
        <table:table-column table:style-name="Table11.A"/>
        <table:table-row table:style-name="TableLine2276375433568">
          <table:table-cell table:style-name="Table11.A1" office:value-type="string">
            <text:p text:style-name="P32">struct Time</text:p>
            <text:p text:style-name="P32">{</text:p>
            <text:p text:style-name="P32"><text:s text:c="4"/>int hour, min, sec;<text:line-break/>};</text:p>
            <text:p text:style-name="P32">Time t0 = {5, 18, 0};</text:p>
            <text:p text:style-name="P32"><text:span text:style-name="T3">Time t1</text:span> = t0;</text:p>
            <text:p text:style-name="P32"/>
            <text:p text:style-name="P32">std::cout &lt;&lt; (t1 == t0) &lt;&lt; std::endl;</text:p>
          </table:table-cell>
        </table:table-row>
      </table:table>
      <text:p text:style-name="P8"/>
      <text:p text:style-name="P8"/>
      <text:p text:style-name="P8"><text:span text:style-name="T31">Exercise.</text:span> Is the operator <text:span text:style-name="T2">!=</text:span> defined for struct variables of the same type? Design an experiment to verify your guess.</text:p>
      <text:p text:style-name="P30">Array of Structs</text:p>
      <text:p text:style-name="P11"/>
      <text:p text:style-name="P8">Does this surprise you?</text:p>
      <table:table table:name="Table37" table:style-name="Table37">
        <table:table-column table:style-name="Table37.A"/>
        <table:table-row table:style-name="TableLine2276375435744">
          <table:table-cell table:style-name="Table37.A1" office:value-type="string">
            <text:p text:style-name="P32">#include &lt;iostream&gt;</text:p>
            <text:p text:style-name="P32">#include &lt;iomanip&gt;</text:p>
            <text:p text:style-name="P32"/>
            <text:p text:style-name="P32"/>
            <text:p text:style-name="P32">struct Time</text:p>
            <text:p text:style-name="P32">{</text:p>
            <text:p text:style-name="P32"><text:s text:c="4"/>int hour;</text:p>
            <text:p text:style-name="P32"><text:s text:c="4"/>int min;</text:p>
            <text:p text:style-name="P32"><text:s text:c="4"/>int sec;<text:line-break/>};</text:p>
            <text:p text:style-name="P32"/>
            <text:p text:style-name="P32"/>
            <text:p text:style-name="P32">int main()</text:p>
            <text:p text:style-name="P32">{</text:p>
            <text:p text:style-name="P32"><text:s text:c="4"/>Time t[10];</text:p>
            <text:p text:style-name="P32"/>
            <text:p text:style-name="P32"><text:s text:c="4"/>for (int i = 0; i &lt; 10; i++)</text:p>
            <text:p text:style-name="P32"><text:s text:c="4"/>{</text:p>
            <text:p text:style-name="P32"><text:s text:c="8"/>t[i].hour = 5;</text:p>
            <text:p text:style-name="P32"><text:s text:c="8"/>t[i].min = 18;</text:p>
            <text:p text:style-name="P32"><text:s text:c="8"/>t[i].sec = 2 * i;<text:line-break/> <text:s text:c="3"/>}</text:p>
            <text:p text:style-name="P32"/>
            <text:p text:style-name="P32"><text:s text:c="2"/></text:p>
            <text:p text:style-name="P29"><text:s text:c="4"/>for (int i = 0; i &lt; 10; i++)</text:p>
            <text:p text:style-name="P32"><text:s text:c="4"/>{</text:p>
            <text:p text:style-name="P32"><text:s text:c="8"/>std::cout &lt;&lt; std::setw(2) </text:p>
            <text:p text:style-name="P32"><text:s text:c="18"/>&lt;&lt; std::setfill('0') </text:p>
            <text:p text:style-name="P32"><text:s text:c="18"/>&lt;&lt; t[i].hour </text:p>
            <text:p text:style-name="P32"><text:s text:c="18"/>&lt;&lt; ':'</text:p>
            <text:p text:style-name="P32"><text:s text:c="18"/>&lt;&lt; std::setw(2) </text:p>
            <text:p text:style-name="P32"><text:s text:c="18"/>&lt;&lt; std::setfill('0') </text:p>
            <text:p text:style-name="P32"><text:s text:c="18"/>&lt;&lt; t[i].min </text:p>
            <text:p text:style-name="P32"><text:s text:c="18"/>&lt;&lt; ':'</text:p>
            <text:p text:style-name="P32"><text:s text:c="18"/>&lt;&lt; std::setw(2) </text:p>
            <text:p text:style-name="P32"><text:s text:c="18"/>&lt;&lt; std::setfill('0') </text:p>
            <text:p text:style-name="P32"><text:s text:c="18"/>&lt;&lt; t[i].sec</text:p>
            <text:p text:style-name="P32"><text:s text:c="18"/>&lt;&lt; std::endl;</text:p>
            <text:p text:style-name="P32"><text:s text:c="4"/>}</text:p>
            <text:p text:style-name="P32"/>
            <text:p text:style-name="P32"><text:s text:c="4"/>return 0;</text:p>
            <text:p text:style-name="P32">} </text:p>
          </table:table-cell>
        </table:table-row>
      </table:table>
      <text:p text:style-name="P8"/>
      <text:p text:style-name="P8">Enough said ...</text:p>
      <text:p text:style-name="P30">Pointers to <text:span text:style-name="T36">s</text:span>tructs</text:p>
      <text:p text:style-name="P11"/>
      <text:p text:style-name="P8">Since you can create pointers to any kind of variable, you can create pointers to structs too.<text:span text:style-name="T11">(Review your notes/books on pointers if necessary.)</text:span> Here's a quick review. </text:p>
      <text:p text:style-name="P8"/>
      <text:p text:style-name="P8">Recall that to declare a pointer to point to a value of type X you do this:</text:p>
      <text:p text:style-name="P8"/>
      <text:p text:style-name="P12"><text:tab/>X * p;</text:p>
      <text:p text:style-name="P12"/>
      <text:p text:style-name="P8">For instance here's an int pointer:</text:p>
      <text:p text:style-name="P8"/>
      <text:p text:style-name="P12"><text:tab/>int * p;</text:p>
      <text:p text:style-name="P12"/>
      <text:p text:style-name="P8">If you are pointing to a value that already exists you can access that value using your pointer:</text:p>
      <table:table table:name="Table46" table:style-name="Table46">
        <table:table-column table:style-name="Table46.A"/>
        <table:table-row table:style-name="TableLine2276375432208">
          <table:table-cell table:style-name="Table46.A1" office:value-type="string">
            <text:p text:style-name="P17">int x = 5;</text:p>
            <text:p text:style-name="P17">int * p = &amp;x;</text:p>
            <text:p text:style-name="P17">*p = 42;</text:p>
            <text:p text:style-name="P17">std::cout &lt;&lt; p &lt;&lt; std::endl</text:p>
            <text:p text:style-name="P17">std::cout &lt;&lt; (*p) &lt;&lt; std::endl</text:p>
          </table:table-cell>
        </table:table-row>
      </table:table>
      <text:p text:style-name="P12"/>
      <text:p text:style-name="P8">If not you have to give your pointer a value to point to. This is how you do it:</text:p>
      <table:table table:name="Table47" table:style-name="Table47">
        <table:table-column table:style-name="Table47.A"/>
        <table:table-row table:style-name="TableLine2276375426768">
          <table:table-cell table:style-name="Table47.A1" office:value-type="string">
            <text:p text:style-name="P17">int * p;</text:p>
            <text:p text:style-name="P17">p = new int;</text:p>
          </table:table-cell>
        </table:table-row>
      </table:table>
      <text:p text:style-name="P12"/>
      <text:p text:style-name="P8">That's called <text:span text:style-name="T32">allocating memory</text:span> for <text:span text:style-name="T2">p</text:span>. <text:span text:style-name="T36">(You have already seen this concept.) </text:span>You can do it in one step:</text:p>
      <table:table table:name="Table48" table:style-name="Table48">
        <table:table-column table:style-name="Table48.A"/>
        <table:table-row table:style-name="TableLine2276375431664">
          <table:table-cell table:style-name="Table48.A1" office:value-type="string">
            <text:p text:style-name="P17">int * p = new int;</text:p>
          </table:table-cell>
        </table:table-row>
      </table:table>
      <text:p text:style-name="P12"/>
      <text:p text:style-name="P8">Where does this memory (the int) come from? It's from a pool of available memory that was created before your program runs; it's called the heap or the free store. Once you're done with using the value your pointer is pointing to you must release the memory back to the heap. This is called <text:span text:style-name="T32">deallocating memory</text:span>. You do this:</text:p>
      <table:table table:name="Table49" table:style-name="Table49">
        <table:table-column table:style-name="Table49.A"/>
        <table:table-row table:style-name="TableLine2276375428944">
          <table:table-cell table:style-name="Table49.A1" office:value-type="string">
            <text:p text:style-name="P18">int * p = new int;</text:p>
            <text:p text:style-name="P18">... do something with p ...</text:p>
            <text:p text:style-name="P18">delete p;</text:p>
          </table:table-cell>
        </table:table-row>
      </table:table>
      <text:p text:style-name="P12"/>
      <text:p text:style-name="P8">Note (yet again) that <text:span text:style-name="T2">delete p</text:span> releases the memory that <text:span text:style-name="T2">p</text:span> is pointing to; <text:span text:style-name="T2">p</text:span> itself is not somehow removed from the program <text:span text:style-name="T37">until it goes out of scope</text:span>. Therefore you can use it again:</text:p>
      <table:table table:name="Table50" table:style-name="Table50">
        <table:table-column table:style-name="Table50.A"/>
        <table:table-row table:style-name="TableLine2276375421872">
          <table:table-cell table:style-name="Table50.A1" office:value-type="string">
            <text:p text:style-name="P19">int * p = new int;</text:p>
            <text:p text:style-name="P19">... do something with p ...</text:p>
            <text:p text:style-name="P19">delete p;</text:p>
            <text:p text:style-name="P24">...</text:p>
            <text:p text:style-name="P24">p = new int;</text:p>
            <text:p text:style-name="P24">... do something else with p ...</text:p>
            <text:p text:style-name="P24"><text:soft-page-break/>delete p;<text:tab/></text:p>
            <text:p text:style-name="P24">...</text:p>
            <text:p text:style-name="P24">p = new int;</text:p>
            <text:p text:style-name="P24">... do something else with p ...</text:p>
            <text:p text:style-name="P24">delete p;<text:tab/></text:p>
          </table:table-cell>
        </table:table-row>
      </table:table>
      <text:p text:style-name="P12"/>
      <text:p text:style-name="P8">You can also get pointers to point to an array of values in the heap:</text:p>
      <table:table table:name="Table51" table:style-name="Table51">
        <table:table-column table:style-name="Table51.A"/>
        <table:table-row table:style-name="TableLine2276375423232">
          <table:table-cell table:style-name="Table51.A1" office:value-type="string">
            <text:p text:style-name="P20">int * p = new int;</text:p>
            <text:p text:style-name="P20">... do something with p ...</text:p>
            <text:p text:style-name="P20">delete p;</text:p>
            <text:p text:style-name="P20">...</text:p>
            <text:p text:style-name="P20">p = new int;</text:p>
            <text:p text:style-name="P20">... do something else with p ...</text:p>
            <text:p text:style-name="P20">delete p;<text:tab/></text:p>
            <text:p text:style-name="P20">...</text:p>
            <text:p text:style-name="P25">int size = 42;</text:p>
            <text:p text:style-name="P25">p = new int[size];</text:p>
            <text:p text:style-name="P25">... do something with p ...</text:p>
            <text:p text:style-name="P25">delete [] p; </text:p>
          </table:table-cell>
        </table:table-row>
      </table:table>
      <text:p text:style-name="P23"/>
      <text:p text:style-name="P8">Once <text:span text:style-name="T2">p</text:span> points to an array, you can use <text:span text:style-name="T2">p</text:span> like an array:</text:p>
      <table:table table:name="Table52" table:style-name="Table52">
        <table:table-column table:style-name="Table52.A"/>
        <table:table-row table:style-name="TableLine2276375423504">
          <table:table-cell table:style-name="Table52.A1" office:value-type="string">
            <text:p text:style-name="P21">int size = 42;</text:p>
            <text:p text:style-name="P21">p = new int[size];</text:p>
            <text:p text:style-name="P21">for (int i = 0; i &lt; size; i++)</text:p>
            <text:p text:style-name="P21">{</text:p>
            <text:p text:style-name="P21"><text:s text:c="4"/><text:span text:style-name="T32">p[i]</text:span> = i * i;<text:line-break/>}</text:p>
            <text:p text:style-name="P21">delete [] p; // &lt;--- WARNING!!!</text:p>
          </table:table-cell>
        </table:table-row>
      </table:table>
      <text:p text:style-name="P8"/>
      <text:p text:style-name="P8"/>
      <text:p text:style-name="P8">The <text:span text:style-name="T32">address</text:span> of the <text:span text:style-name="T2">i-</text:span>th value that <text:span text:style-name="T2">p</text:span> points to is <text:span text:style-name="T2">p + i</text:span> and therefore the value of this value is <text:span text:style-name="T2">*(p+i)</text:span>. So remember that the i-th value of the array that <text:span text:style-name="T2">p</text:span> points is is both <text:span text:style-name="T2">p[i]</text:span> and <text:span text:style-name="T2">*(p + i)</text:span>. They are the same. The preference is to use <text:span text:style-name="T2">p[i]</text:span>.</text:p>
      <text:p text:style-name="P8"/>
      <text:p text:style-name="P8">This is only a quick review. You should go over your previous notes on pointers. Now try this:</text:p>
      <table:table table:name="Table13" table:style-name="Table13">
        <table:table-column table:style-name="Table13.A"/>
        <table:table-row table:style-name="TableLine2276375427312">
          <table:table-cell table:style-name="Table13.A1" office:value-type="string">
            <text:p text:style-name="P32">#include &lt;iostream&gt;</text:p>
            <text:p text:style-name="P32">#include &lt;iomanip&gt;</text:p>
            <text:p text:style-name="P32"/>
            <text:p text:style-name="P32">int main()</text:p>
            <text:p text:style-name="P32">{</text:p>
            <text:p text:style-name="P32"><text:s text:c="2"/>struct Time</text:p>
            <text:p text:style-name="P32"><text:s text:c="2"/>{</text:p>
            <text:p text:style-name="P32"><text:s text:c="4"/>int hour;</text:p>
            <text:p text:style-name="P32"><text:s text:c="4"/>int min;</text:p>
            <text:p text:style-name="P32"><text:s text:c="4"/>int sec;<text:line-break/> <text:s/>};</text:p>
            <text:p text:style-name="P32"/>
            <text:p text:style-name="P32"><text:s text:c="2"/>Time t0;</text:p>
            <text:p text:style-name="P32"><text:s text:c="2"/>t0.hour = 5;</text:p>
            <text:p text:style-name="P32"><text:soft-page-break/><text:s text:c="2"/>t0.min = 18;</text:p>
            <text:p text:style-name="P32"><text:s text:c="2"/>t0.sec = 0;</text:p>
            <text:p text:style-name="P33"/>
            <text:p text:style-name="P32"><text:s text:c="2"/>std::cout </text:p>
            <text:p text:style-name="P32"><text:s text:c="4"/>&lt;&lt; std::setw(2) &lt;&lt; std::setfill('0') &lt;&lt; t0.hour </text:p>
            <text:p text:style-name="P32"><text:s text:c="4"/>&lt;&lt; ':'</text:p>
            <text:p text:style-name="P32"><text:s text:c="4"/>&lt;&lt; std::setw(2) &lt;&lt; std::setfill('0') &lt;&lt; t0.min </text:p>
            <text:p text:style-name="P32"><text:s text:c="4"/>&lt;&lt; ':'</text:p>
            <text:p text:style-name="P32"><text:s text:c="4"/>&lt;&lt; std::setw(2) &lt;&lt; std::setfill('0') &lt;&lt; t0.sec</text:p>
            <text:p text:style-name="P32"><text:s text:c="4"/>&lt;&lt; std::endl;</text:p>
            <text:p text:style-name="P32"/>
            <text:p text:style-name="P33"><text:s text:c="2"/>Time * p = new Time;</text:p>
            <text:p text:style-name="P33"><text:s text:c="2"/>*p = t0;</text:p>
            <text:p text:style-name="P33"/>
            <text:p text:style-name="P33"><text:s text:c="2"/>std::cout </text:p>
            <text:p text:style-name="P33"><text:s text:c="4"/>&lt;&lt; std::setw(2) &lt;&lt; std::setfill('0') &lt;&lt; (*p).hour </text:p>
            <text:p text:style-name="P33"><text:s text:c="4"/>&lt;&lt; ':'</text:p>
            <text:p text:style-name="P33"><text:s text:c="4"/>&lt;&lt; std::setw(2) &lt;&lt; std::setfill('0') &lt;&lt; (*p).min </text:p>
            <text:p text:style-name="P33"><text:s text:c="4"/>&lt;&lt; ':'</text:p>
            <text:p text:style-name="P33"><text:s text:c="4"/>&lt;&lt; std::setw(2) &lt;&lt; std::setfill('0') &lt;&lt; (*p).sec</text:p>
            <text:p text:style-name="P33"><text:s text:c="4"/>&lt;&lt; std::endl;</text:p>
            <text:p text:style-name="P33"/>
            <text:p text:style-name="P33"><text:s text:c="2"/>delete p;</text:p>
            <text:p text:style-name="P33"/>
            <text:p text:style-name="P32"><text:s text:c="2"/>return 0;</text:p>
            <text:p text:style-name="P41">}</text:p>
          </table:table-cell>
        </table:table-row>
      </table:table>
      <text:p text:style-name="P8"/>
      <text:p text:style-name="P8">Read the code carefully. There is really no new concepts at all. While <text:span text:style-name="T2">p</text:span> is the pointer to a <text:span text:style-name="T2">Time</text:span> value, <text:span text:style-name="T2">*p</text:span> is the actual <text:span text:style-name="T2">Time</text:span> value <text:span text:style-name="T2">p</text:span> is pointing to. Therefore </text:p>
      <text:p text:style-name="P42">(*p).hour</text:p>
      <text:p text:style-name="P43"/>
      <text:p text:style-name="P38">is the hour of the value p is pointing to. There is actually a shorthand notation for this. Note that <text:span text:style-name="T2">(*p)</text:span>.hour involves two operators: the * and the . operators. Let me emphasize that:</text:p>
      <text:p text:style-name="P38"/>
      <text:p text:style-name="P45">(*p).hour</text:p>
      <text:p text:style-name="P44"/>
      <text:p text:style-name="P38">is the same as</text:p>
      <text:p text:style-name="P45">p-&gt;hour</text:p>
      <text:p text:style-name="P43"/>
      <text:p text:style-name="P37">The operator -&gt; <text:s/>is called the <text:span text:style-name="T32">de-referencing operator</text:span>. Unfortunately * as in <text:span text:style-name="T2">*p</text:span> is also called the de-referencing operator!!! You should use this instead of doing de-referencing-followed-by-the-dot-operator, i.e. write </text:p>
      <text:p text:style-name="P41"/>
      <text:p text:style-name="P40"><text:span text:style-name="T2"><text:tab/></text:span><text:span text:style-name="T7">p-&gt;hour<text:tab/><text:tab/><text:tab/>GOOD</text:span></text:p>
      <text:p text:style-name="P46"><text:tab/>(*p).hour<text:tab/><text:tab/>BAD</text:p>
      <text:p text:style-name="P37"/>
      <text:p text:style-name="P37">Of course one quick question to ask is this. Suppose we omit the parentheses so that we have two operators, like this <text:span text:style-name="T2">*x.y</text:span>. Which <text:soft-page-break/>operator goes first? Is <text:span text:style-name="T2">*x.y</text:span> really <text:span text:style-name="T2">(*x).y</text:span> or is it <text:span text:style-name="T2">*(x.y)?</text:span><text:span text:style-name="T24"> The dot operator actually goes first. In other words </text:span><text:span text:style-name="T2">*x.y</text:span><text:span text:style-name="T24"> is really </text:span><text:span text:style-name="T2">*(x.y).</text:span></text:p>
      <text:p text:style-name="P39"/>
      <text:p text:style-name="P39"/>
      <text:p text:style-name="P37"><text:span text:style-name="T31">Exercise.</text:span> Rewrite the above program with the -&gt; operator.</text:p>
      <text:p text:style-name="P37"/>
      <text:p text:style-name="P37"/>
      <text:p text:style-name="P8">Now try this:</text:p>
      <table:table table:name="Table14" table:style-name="Table14">
        <table:table-column table:style-name="Table14.A"/>
        <table:table-row table:style-name="TableLine2276375428672">
          <table:table-cell table:style-name="Table14.A1" office:value-type="string">
            <text:p text:style-name="P32">#include &lt;iostream&gt;</text:p>
            <text:p text:style-name="P32">#include &lt;iomanip&gt;</text:p>
            <text:p text:style-name="P32"/>
            <text:p text:style-name="P32">int main()</text:p>
            <text:p text:style-name="P32">{</text:p>
            <text:p text:style-name="P32"><text:s text:c="2"/>struct Time</text:p>
            <text:p text:style-name="P32"><text:s text:c="2"/>{</text:p>
            <text:p text:style-name="P32"><text:s text:c="4"/>int hour;</text:p>
            <text:p text:style-name="P32"><text:s text:c="4"/>int min;</text:p>
            <text:p text:style-name="P32"><text:s text:c="4"/>int sec;<text:line-break/> <text:s/>};</text:p>
            <text:p text:style-name="P32"/>
            <text:p text:style-name="P32"><text:s text:c="2"/>Time t0;</text:p>
            <text:p text:style-name="P32"><text:s text:c="2"/>t0.hour = 5;</text:p>
            <text:p text:style-name="P32"><text:s text:c="2"/>t0.min = 18;</text:p>
            <text:p text:style-name="P32"><text:s text:c="2"/>t0.sec = 0;</text:p>
            <text:p text:style-name="P33"/>
            <text:p text:style-name="P32"><text:s text:c="2"/>std::cout </text:p>
            <text:p text:style-name="P32"><text:s text:c="4"/>&lt;&lt; std::setw(2) &lt;&lt; std::setfill('0') &lt;&lt; t0.hour </text:p>
            <text:p text:style-name="P32"><text:s text:c="4"/>&lt;&lt; ':'</text:p>
            <text:p text:style-name="P32"><text:s text:c="4"/>&lt;&lt; std::setw(2) &lt;&lt; std::setfill('0') &lt;&lt; t0.min </text:p>
            <text:p text:style-name="P32"><text:s text:c="4"/>&lt;&lt; ':'</text:p>
            <text:p text:style-name="P32"><text:s text:c="4"/>&lt;&lt; std::setw(2) &lt;&lt; std::setfill('0') &lt;&lt; t0.sec</text:p>
            <text:p text:style-name="P32"><text:s text:c="4"/>&lt;&lt; std::endl;</text:p>
            <text:p text:style-name="P32"/>
            <text:p text:style-name="P33"><text:s text:c="2"/>Time * p = new Time[100];</text:p>
            <text:p text:style-name="P33"><text:s text:c="2"/></text:p>
            <text:p text:style-name="P33"><text:s text:c="2"/>for (int i = 0; i &lt; 100; i++)</text:p>
            <text:p text:style-name="P33"><text:s text:c="2"/>{</text:p>
            <text:p text:style-name="P33"><text:s text:c="4"/>p[i] = t0;</text:p>
            <text:p text:style-name="P33"><text:s text:c="4"/>p[i].sec++;</text:p>
            <text:p text:style-name="P33"><text:s text:c="4"/>std::cout </text:p>
            <text:p text:style-name="P33"><text:s text:c="4"/>&lt;&lt; std::setw(2) &lt;&lt; std::setfill('0') &lt;&lt; p[i].hour </text:p>
            <text:p text:style-name="P33"><text:s text:c="4"/>&lt;&lt; ':'</text:p>
            <text:p text:style-name="P33"><text:s text:c="4"/>&lt;&lt; std::setw(2) &lt;&lt; std::setfill('0') &lt;&lt; p[i].min </text:p>
            <text:p text:style-name="P33"><text:s text:c="4"/>&lt;&lt; ':'</text:p>
            <text:p text:style-name="P33"><text:s text:c="4"/>&lt;&lt; std::setw(2) &lt;&lt; std::setfill('0') &lt;&lt; p[i].sec</text:p>
            <text:p text:style-name="P33"><text:s text:c="4"/>&lt;&lt; std::endl;</text:p>
            <text:p text:style-name="P33"><text:s text:c="2"/>}</text:p>
            <text:p text:style-name="P33"><text:s text:c="2"/>delete [] p;</text:p>
            <text:p text:style-name="P33"/>
            <text:p text:style-name="P32"><text:s text:c="2"/>return 0;</text:p>
            <text:p text:style-name="P41">}</text:p>
          </table:table-cell>
        </table:table-row>
      </table:table>
      <text:p text:style-name="P8">Study the code carefully. Again there is really no new concept.</text:p>
      <text:p text:style-name="P8"/>
      <text:p text:style-name="P8"/>
      <text:p text:style-name="P12"><text:soft-page-break/><text:span text:style-name="T25">Exercise.</text:span><text:span text:style-name="T24"> Refer to a previous exercise on the </text:span><text:span text:style-name="T2">Fraction</text:span><text:span text:style-name="T24"> struct:</text:span></text:p>
      <table:table table:name="Table15" table:style-name="Table15">
        <table:table-column table:style-name="Table15.A"/>
        <table:table-row table:style-name="TableLine2276375427856">
          <table:table-cell table:style-name="Table15.A1" office:value-type="string">
            <text:p text:style-name="P32">#include &lt;iostream&gt;</text:p>
            <text:p text:style-name="P32"/>
            <text:p text:style-name="P32">struct Fraction</text:p>
            <text:p text:style-name="P32">{</text:p>
            <text:p text:style-name="P32"><text:s text:c="4"/>int numerator;</text:p>
            <text:p text:style-name="P32"><text:s text:c="4"/>int denominator;<text:line-break/>}</text:p>
            <text:p text:style-name="P32"/>
            <text:p text:style-name="P32">void print(Fraction f)</text:p>
            <text:p text:style-name="P32"><text:span text:style-name="T3">{</text:span><text:line-break/>}</text:p>
            <text:p text:style-name="P32"/>
            <text:p text:style-name="P32">int main()</text:p>
            <text:p text:style-name="P32">{</text:p>
            <text:p text:style-name="P32"><text:s text:c="4"/>Fraction x;</text:p>
            <text:p text:style-name="P32"><text:s text:c="4"/>// assign values to the members of x so that </text:p>
            <text:p text:style-name="P32"><text:s text:c="4"/>// it models the fraction 2/3</text:p>
            <text:p text:style-name="P32"/>
            <text:p text:style-name="P32"><text:s text:c="4"/>print(x);</text:p>
            <text:p text:style-name="P32"/>
            <text:p text:style-name="P32"><text:s text:c="4"/>return 0; <text:s/><text:line-break/>}</text:p>
          </table:table-cell>
        </table:table-row>
      </table:table>
      <text:p text:style-name="P8">Modify this program and prompt the user for <text:span text:style-name="T2">size</text:span> (an integer). Declare a pointer <text:span text:style-name="T14">Fraction</text:span><text:span text:style-name="T11"> and allocate </text:span>an array of <text:span text:style-name="T2">Fraction</text:span>s to this pointer; the size of this array is given by <text:span text:style-name="T2">size</text:span>. In a for-loop, put random fractions into the array (there is one value you should avoid in the denominators ...) Print all the fractions. Deallocate memory used by the pointer.</text:p>
      <text:p text:style-name="P11"/>
      <text:p text:style-name="P8"/>
      <text:p text:style-name="P30">Functions</text:p>
      <text:p text:style-name="P8"/>
      <text:p text:style-name="P8">Look at this again:</text:p>
      <text:p text:style-name="P8"/>
      <table:table table:name="Table16" table:style-name="Table16">
        <table:table-column table:style-name="Table16.A"/>
        <table:table-row table:style-name="TableLine2276375423776">
          <table:table-cell table:style-name="Table16.A1" office:value-type="string">
            <text:p text:style-name="P32">#include &lt;iostream&gt;</text:p>
            <text:p text:style-name="P32">#include &lt;iomanip&gt;</text:p>
            <text:p text:style-name="P32"/>
            <text:p text:style-name="P32">int main()</text:p>
            <text:p text:style-name="P32">{</text:p>
            <text:p text:style-name="P32"><text:s text:c="2"/>struct Time</text:p>
            <text:p text:style-name="P32"><text:s text:c="2"/>{</text:p>
            <text:p text:style-name="P32"><text:s text:c="4"/>int hour;</text:p>
            <text:p text:style-name="P32"><text:s text:c="4"/>int min;</text:p>
            <text:p text:style-name="P32"><text:s text:c="4"/>int sec;<text:line-break/> <text:s/>};</text:p>
            <text:p text:style-name="P32"/>
            <text:p text:style-name="P32"><text:s text:c="2"/>Time t0;</text:p>
            <text:p text:style-name="P32"><text:s text:c="2"/>t0.hour = 5;</text:p>
            <text:p text:style-name="P32"><text:s text:c="2"/>t0.min = 18;</text:p>
            <text:p text:style-name="P32"><text:s text:c="2"/>t0.sec = 0;</text:p>
            <text:p text:style-name="P32"/>
            <text:p text:style-name="P32"><text:s text:c="2"/>std::cout </text:p>
            <text:p text:style-name="P32"><text:s text:c="4"/>&lt;&lt; std::setw(2) &lt;&lt; std::setfill('0') &lt;&lt; t0.hour </text:p>
            <text:p text:style-name="P32"><text:s text:c="4"/>&lt;&lt; ':'</text:p>
            <text:p text:style-name="P32"><text:s text:c="4"/>&lt;&lt; std::setw(2) &lt;&lt; std::setfill('0') &lt;&lt; t0.min </text:p>
            <text:p text:style-name="P32"><text:s text:c="4"/>&lt;&lt; ':'</text:p>
            <text:p text:style-name="P32"><text:s text:c="4"/>&lt;&lt; std::setw(2) &lt;&lt; std::setfill('0') &lt;&lt; t0.sec</text:p>
            <text:p text:style-name="P32"><text:s text:c="4"/>&lt;&lt; std::endl;</text:p>
            <text:p text:style-name="P32"/>
            <text:p text:style-name="P32"><text:s text:c="2"/>return 0;</text:p>
            <text:p text:style-name="P32">} </text:p>
          </table:table-cell>
        </table:table-row>
      </table:table>
      <text:p text:style-name="P8"/>
      <text:p text:style-name="P8"/>
      <text:p text:style-name="P8"><text:span text:style-name="T31">Exercise.</text:span> Write a function to print the values of a <text:span text:style-name="T5">Time</text:span> variable:</text:p>
      <table:table table:name="Table17" table:style-name="Table17">
        <table:table-column table:style-name="Table17.A"/>
        <table:table-row table:style-name="TableLine2276375429216">
          <table:table-cell table:style-name="Table17.A1" office:value-type="string">
            <text:p text:style-name="P32">#include &lt;iostream&gt;</text:p>
            <text:p text:style-name="P32">#include &lt;iomanip&gt;</text:p>
            <text:p text:style-name="P32"/>
            <text:p text:style-name="P33">void print(Time t)</text:p>
            <text:p text:style-name="P33">{<text:line-break/>}</text:p>
            <text:p text:style-name="P32"/>
            <text:p text:style-name="P32">int main()</text:p>
            <text:p text:style-name="P32">{</text:p>
            <text:p text:style-name="P32"><text:s text:c="2"/>struct Time</text:p>
            <text:p text:style-name="P32"><text:s text:c="2"/>{</text:p>
            <text:p text:style-name="P32"><text:s text:c="4"/>int hour;</text:p>
            <text:p text:style-name="P32"><text:s text:c="4"/>int min;</text:p>
            <text:p text:style-name="P32"><text:s text:c="4"/>int sec;<text:line-break/> <text:s/>};</text:p>
            <text:p text:style-name="P32"/>
            <text:p text:style-name="P32"><text:s text:c="2"/>Time t0;</text:p>
            <text:p text:style-name="P32"><text:s text:c="2"/>t0.hour = 5;</text:p>
            <text:p text:style-name="P32"><text:s text:c="2"/>t0.min = 18;</text:p>
            <text:p text:style-name="P32"><text:soft-page-break/><text:s text:c="2"/>t0.sec = 0;</text:p>
            <text:p text:style-name="P32"/>
            <text:p text:style-name="P33"><text:s text:c="2"/>print(t0);</text:p>
            <text:p text:style-name="P33"/>
            <text:p text:style-name="P32"><text:s text:c="2"/>return 0;</text:p>
            <text:p text:style-name="P32">} </text:p>
          </table:table-cell>
        </table:table-row>
      </table:table>
      <text:p text:style-name="P8">(Where must the struct definition be?)</text:p>
      <text:p text:style-name="P8"/>
      <text:p text:style-name="P8">Once you use a function for passing variables of a certain type you immediately ask if the parameters (the variables in the function) can modify the values in the calling function ... try this:</text:p>
      <text:p text:style-name="P8"/>
      <table:table table:name="Table18" table:style-name="Table18">
        <table:table-column table:style-name="Table18.A"/>
        <table:table-row table:style-name="TableLine2276375424320">
          <table:table-cell table:style-name="Table18.A1" office:value-type="string">
            <text:p text:style-name="P32">#include &lt;iostream&gt;</text:p>
            <text:p text:style-name="P32">#include &lt;iomanip&gt;</text:p>
            <text:p text:style-name="P32"/>
            <text:p text:style-name="P32">// Time struct here</text:p>
            <text:p text:style-name="P32"/>
            <text:p text:style-name="P34">void print(Time t)</text:p>
            <text:p text:style-name="P34">{<text:line-break/>}</text:p>
            <text:p text:style-name="P34"/>
            <text:p text:style-name="P33">void init(Time t)</text:p>
            <text:p text:style-name="P33">{</text:p>
            <text:p text:style-name="P33"><text:s text:c="2"/>t.hour = t.min = t.sec = 0;<text:line-break/>}</text:p>
            <text:p text:style-name="P33"/>
            <text:p text:style-name="P32">int main()</text:p>
            <text:p text:style-name="P32">{</text:p>
            <text:p text:style-name="P32"/>
            <text:p text:style-name="P32"><text:s text:c="2"/>Time t0;</text:p>
            <text:p text:style-name="P32"><text:s text:c="2"/>t0.hour = 5;</text:p>
            <text:p text:style-name="P32"><text:s text:c="2"/>t0.min = 18;</text:p>
            <text:p text:style-name="P32"><text:s text:c="2"/>t0.sec = 0;</text:p>
            <text:p text:style-name="P32"/>
            <text:p text:style-name="P34"><text:s text:c="2"/>print(t0);</text:p>
            <text:p text:style-name="P33"><text:s text:c="2"/>init(t0);</text:p>
            <text:p text:style-name="P33"><text:s text:c="2"/>print(t0);</text:p>
            <text:p text:style-name="P33"/>
            <text:p text:style-name="P32"><text:s text:c="2"/>return 0;</text:p>
            <text:p text:style-name="P32">} </text:p>
          </table:table-cell>
        </table:table-row>
      </table:table>
      <text:p text:style-name="P8"/>
      <text:p text:style-name="P8"><text:span text:style-name="T32">By default, structs are not passed by reference</text:span>. Recall that functions can modify an array which is passed in. Therefore arrays are passed by reference by default. This is another difference between an array and a struct variable. </text:p>
      <text:p text:style-name="P8"/>
      <text:p text:style-name="P8">To really change the variable in the calling function you can do two things (see your earlier notes): using references or using pointers. Here's the version that uses references</text:p>
      <text:p text:style-name="P8">:</text:p>
      <table:table table:name="Table19" table:style-name="Table19">
        <table:table-column table:style-name="Table19.A"/>
        <table:table-row table:style-name="TableLine2276375435472">
          <table:table-cell table:style-name="Table19.A1" office:value-type="string">
            <text:p text:style-name="P32">...</text:p>
            <text:p text:style-name="P32"/>
            <text:p text:style-name="P33"><text:soft-page-break/>void init(Time &amp; t)</text:p>
            <text:p text:style-name="P33">{</text:p>
            <text:p text:style-name="P33"><text:s text:c="2"/>t.hour = t.min = t.sec = 0;<text:line-break/>}</text:p>
            <text:p text:style-name="P33"/>
            <text:p text:style-name="P32">int main()</text:p>
            <text:p text:style-name="P32">{</text:p>
            <text:p text:style-name="P32"><text:s text:c="2"/>Time t0;</text:p>
            <text:p text:style-name="P32"><text:s text:c="2"/>t0.hour = 5;</text:p>
            <text:p text:style-name="P32"><text:s text:c="2"/>t0.min = 18;</text:p>
            <text:p text:style-name="P32"><text:s text:c="2"/>t0.sec = 0;</text:p>
            <text:p text:style-name="P32"/>
            <text:p text:style-name="P34"><text:s text:c="2"/>print(t0);</text:p>
            <text:p text:style-name="P33"><text:s text:c="2"/>init(t0);</text:p>
            <text:p text:style-name="P33"><text:s text:c="2"/>print(t0);</text:p>
            <text:p text:style-name="P33"/>
            <text:p text:style-name="P32"><text:s text:c="2"/>return 0;</text:p>
            <text:p text:style-name="P32">} </text:p>
          </table:table-cell>
        </table:table-row>
      </table:table>
      <text:p text:style-name="P8"/>
      <text:p text:style-name="P8">And here's an initialization using pointers::</text:p>
      <table:table table:name="Table20" table:style-name="Table20">
        <table:table-column table:style-name="Table20.A"/>
        <table:table-row table:style-name="TableLine2276375438192">
          <table:table-cell table:style-name="Table20.A1" office:value-type="string">
            <text:p text:style-name="P34">...</text:p>
            <text:p text:style-name="P34"/>
            <text:p text:style-name="P33">void init2(Time * t)</text:p>
            <text:p text:style-name="P33">{</text:p>
            <text:p text:style-name="P33"><text:s text:c="2"/>t-&gt;hour = t-&gt;min = t-&gt;sec = 0;<text:line-break/>}</text:p>
            <text:p text:style-name="P33"/>
            <text:p text:style-name="P32">int main()</text:p>
            <text:p text:style-name="P32">{</text:p>
            <text:p text:style-name="P32"><text:s text:c="2"/>...</text:p>
            <text:p text:style-name="P32"/>
            <text:p text:style-name="P34"><text:s text:c="2"/>print(t0);</text:p>
            <text:p text:style-name="P33"><text:s text:c="2"/>init2(&amp;t0);</text:p>
            <text:p text:style-name="P34"><text:s text:c="2"/>print(t0);</text:p>
            <text:p text:style-name="P34"/>
            <text:p text:style-name="P32"><text:s text:c="2"/>return 0;</text:p>
            <text:p text:style-name="P32">} </text:p>
          </table:table-cell>
        </table:table-row>
      </table:table>
      <text:p text:style-name="P8"/>
      <text:p text:style-name="P30">Pass by Constant Reference</text:p>
      <text:p text:style-name="P8"/>
      <text:p text:style-name="P8">You know that since <text:span text:style-name="T2">struct</text:span> variables are passed by value, they can't be changed by function call unless if passed by reference. Now look at your print function:</text:p>
      <table:table table:name="Table21" table:style-name="Table21">
        <table:table-column table:style-name="Table21.A"/>
        <table:table-row table:style-name="TableLine2276375434928">
          <table:table-cell table:style-name="Table21.A1" office:value-type="string">
            <text:p text:style-name="P32">#include &lt;iostream&gt;</text:p>
            <text:p text:style-name="P32">#include &lt;iomanip&gt;</text:p>
            <text:p text:style-name="P32"/>
            <text:p text:style-name="P32">// Time structure here</text:p>
            <text:p text:style-name="P32"/>
            <text:p text:style-name="P33">void print(Time t)</text:p>
            <text:p text:style-name="P33">{<text:line-break/>}</text:p>
            <text:p text:style-name="P32"/>
            <text:p text:style-name="P32">int main()</text:p>
            <text:p text:style-name="P32">{</text:p>
            <text:p text:style-name="P32"><text:s text:c="2"/>...</text:p>
            <text:p text:style-name="P32"><text:s text:c="2"/>return 0;</text:p>
            <text:p text:style-name="P32">} </text:p>
          </table:table-cell>
        </table:table-row>
      </table:table>
      <text:p text:style-name="P8"/>
      <text:p text:style-name="P8">This does work since the <text:span text:style-name="T2">print()</text:span> function should not change the value of the variable passed in anyway. However a struct variable by nature tends to contains lots of values. If you pass by value, the values will be copied to the receiving parameter. This takes time. Therefore you can pass by reference to save time. Pass by reference will not result in values being copied. Therefore we can do this:</text:p>
      <table:table table:name="Table22" table:style-name="Table22">
        <table:table-column table:style-name="Table22.A"/>
        <table:table-row table:style-name="TableLine2276375425680">
          <table:table-cell table:style-name="Table22.A1" office:value-type="string">
            <text:p text:style-name="P32">#include &lt;iostream&gt;</text:p>
            <text:p text:style-name="P32">#include &lt;iomanip&gt;</text:p>
            <text:p text:style-name="P32"/>
            <text:p text:style-name="P32">// Time structure here</text:p>
            <text:p text:style-name="P32"/>
            <text:p text:style-name="P33">void print(Time &amp; t)</text:p>
            <text:p text:style-name="P33">{<text:line-break/>}</text:p>
            <text:p text:style-name="P32"/>
            <text:p text:style-name="P32">int main()</text:p>
            <text:p text:style-name="P32">{</text:p>
            <text:p text:style-name="P32"><text:s text:c="2"/>...</text:p>
            <text:p text:style-name="P32"><text:s text:c="2"/>return 0;</text:p>
            <text:p text:style-name="P32">} </text:p>
          </table:table-cell>
        </table:table-row>
      </table:table>
      <text:p text:style-name="P8"/>
      <text:p text:style-name="P8">Now the danger is that you (or someone working with you on the same project) might accidentally change the value of <text:span text:style-name="T2">t</text:span> in the <text:span text:style-name="T2">print()</text:span> function:</text:p>
      <table:table table:name="Table23" table:style-name="Table23">
        <table:table-column table:style-name="Table23.A"/>
        <table:table-row table:style-name="TableLine2276375430304">
          <table:table-cell table:style-name="Table23.A1" office:value-type="string">
            <text:p text:style-name="P32">#include &lt;iostream&gt;</text:p>
            <text:p text:style-name="P32">#include &lt;iomanip&gt;</text:p>
            <text:p text:style-name="P32"/>
            <text:p text:style-name="P32">// Time structure here</text:p>
            <text:p text:style-name="P32"/>
            <text:p text:style-name="P34">void print(Time &amp; t)</text:p>
            <text:p text:style-name="P34">{</text:p>
            <text:p text:style-name="P33"><text:s text:c="3"/>t.hour = 0; // YIKES!!!<text:line-break/><text:soft-page-break/>}</text:p>
            <text:p text:style-name="P32"/>
            <text:p text:style-name="P32">... </text:p>
          </table:table-cell>
        </table:table-row>
      </table:table>
      <text:p text:style-name="P8"/>
      <text:p text:style-name="P8">So one way to prevent that and at the same time passing a <text:span text:style-name="T2">Time</text:span> variable by reference for speed is to make the parameter a <text:span text:style-name="T32">constant reference</text:span>:</text:p>
      <table:table table:name="Table24" table:style-name="Table24">
        <table:table-column table:style-name="Table24.A"/>
        <table:table-row table:style-name="TableLine2276375445264">
          <table:table-cell table:style-name="Table24.A1" office:value-type="string">
            <text:p text:style-name="P32">#include &lt;iostream&gt;</text:p>
            <text:p text:style-name="P32">#include &lt;iomanip&gt;</text:p>
            <text:p text:style-name="P32"/>
            <text:p text:style-name="P32">// Time structure here</text:p>
            <text:p text:style-name="P32"/>
            <text:p text:style-name="P34">void print(<text:span text:style-name="T32">const</text:span> Time <text:span text:style-name="T32">&amp;</text:span> t)</text:p>
            <text:p text:style-name="P34">{</text:p>
            <text:p text:style-name="P34">}</text:p>
            <text:p text:style-name="P32"/>
            <text:p text:style-name="P32">... </text:p>
          </table:table-cell>
        </table:table-row>
      </table:table>
      <text:p text:style-name="P8"/>
      <text:p text:style-name="P8">In summary </text:p>
      <text:list xml:id="list2701247852" text:style-name="L2">
        <text:list-item>
          <text:p text:style-name="P51"><text:span text:style-name="T32">Struct parameters</text:span> should be <text:span text:style-name="T32">pass by reference</text:span></text:p>
        </text:list-item>
        <text:list-item>
          <text:p text:style-name="P51">If a function <text:span text:style-name="T32">should not change</text:span> the values of a <text:span text:style-name="T32">struct parameter</text:span>, then the parameter should be a <text:span text:style-name="T32">constant reference</text:span>.<text:span text:style-name="T32"> </text:span></text:p>
        </text:list-item>
      </text:list>
      <text:p text:style-name="P10"/>
      <text:p text:style-name="P10"/>
      <text:p text:style-name="P12"><text:span text:style-name="T25">Exercise.</text:span><text:span text:style-name="T24"> Recall the following struct:</text:span></text:p>
      <table:table table:name="Table25" table:style-name="Table25">
        <table:table-column table:style-name="Table25.A"/>
        <table:table-row table:style-name="TableLine2276375446624">
          <table:table-cell table:style-name="Table25.A1" office:value-type="string">
            <text:p text:style-name="P32">struct Fraction</text:p>
            <text:p text:style-name="P32">{</text:p>
            <text:p text:style-name="P32"><text:s text:c="4"/>int numerator;</text:p>
            <text:p text:style-name="P32"><text:s text:c="4"/>int denominator;<text:line-break/>}</text:p>
          </table:table-cell>
        </table:table-row>
      </table:table>
      <text:p text:style-name="P8">Write a <text:span text:style-name="T2">print()</text:span> function for this struct. Make sure you use pass-by- constant-reference.</text:p>
      <text:p text:style-name="P11"/>
      <text:p text:style-name="P12"><text:span text:style-name="T25">Exercise.</text:span><text:span text:style-name="T24"> Write a function that checks if a </text:span><text:span text:style-name="T2">Time</text:span><text:span text:style-name="T24"> struct parameter is valid. The boolean value </text:span><text:span text:style-name="T2">true</text:span><text:span text:style-name="T24"> is returned if the value is correct, i.e. the hour is between 0 and 23 (inclusive), the minute is between 0 and 59 (inclusive), and the second is between 0 and 23 (inclusive). The name of the function is </text:span><text:span text:style-name="T2">isValid</text:span><text:span text:style-name="T24">.</text:span><text:span text:style-name="T27"> [Question: Does the function change the value of the parameter? What type of parameter-passing should you use?]</text:span></text:p>
      <text:p text:style-name="P30">Struct <text:span text:style-name="T38">r</text:span>eturn <text:span text:style-name="T38">v</text:span>alues</text:p>
      <text:p text:style-name="P11"/>
      <text:p text:style-name="P8"><text:span text:style-name="T19">You already know that functions can only return one value at one time. So something like this is </text:span><text:span text:style-name="T20">WRONG</text:span><text:span text:style-name="T19">:</text:span></text:p>
      <table:table table:name="Table5" table:style-name="Table5">
        <table:table-column table:style-name="Table5.A"/>
        <table:table-row table:style-name="TableLine2276375440912">
          <table:table-cell table:style-name="Table5.A1" office:value-type="string">
            <text:p text:style-name="P32">int, int squareAndCube(int x)</text:p>
            <text:p text:style-name="P32">{</text:p>
            <text:p text:style-name="P32"><text:s text:c="2"/>return x*x, x*x*x; // trying to return a square</text:p>
            <text:p text:style-name="P32"><text:s text:c="21"/>// and a cube ...<text:line-break/>}</text:p>
          </table:table-cell>
        </table:table-row>
      </table:table>
      <text:p text:style-name="P8">In other words you cannot return two values at the same time.</text:p>
      <text:p text:style-name="P8"/>
      <text:p text:style-name="P8">However all the values of the member variables in<text:span text:style-name="T38">side</text:span> a struct variable is considered a single value. So this is OK:</text:p>
      <table:table table:name="Table6" table:style-name="Table6">
        <table:table-column table:style-name="Table6.A"/>
        <table:table-row table:style-name="TableLine2276375445536">
          <table:table-cell table:style-name="Table6.A1" office:value-type="string">
            <text:p text:style-name="P32">#include &lt;iostream&gt;</text:p>
            <text:p text:style-name="P32">#include &lt;iomanip&gt;</text:p>
            <text:p text:style-name="P32"/>
            <text:p text:style-name="P32">// Time struct</text:p>
            <text:p text:style-name="P32"/>
            <text:p text:style-name="P32">// print function</text:p>
            <text:p text:style-name="P32"/>
            <text:p text:style-name="P32"><text:span text:style-name="T32">Time</text:span> addOneSec(const struct Time &amp; t0)</text:p>
            <text:p text:style-name="P32">{</text:p>
            <text:p text:style-name="P32"><text:s text:c="2"/><text:span text:style-name="T32">struct Time t = t0;</text:span></text:p>
            <text:p text:style-name="P32"><text:s text:c="2"/>t.sec++;</text:p>
            <text:p text:style-name="P32"><text:s text:c="2"/>if (t.sec &gt;= 60)</text:p>
            <text:p text:style-name="P32"><text:s text:c="2"/>{</text:p>
            <text:p text:style-name="P32"><text:s text:c="4"/>t.min += t.sec / 60; <text:s text:c="3"/></text:p>
            <text:p text:style-name="P32"><text:s text:c="4"/>t.sec %= 60;</text:p>
            <text:p text:style-name="P32"><text:s text:c="4"/>if (t.min &gt;= 60)</text:p>
            <text:p text:style-name="P32"><text:s text:c="4"/>{</text:p>
            <text:p text:style-name="P32"><text:s text:c="6"/>t.hour += t.min / 60;</text:p>
            <text:p text:style-name="P32"><text:s text:c="6"/>t.min %= 60;</text:p>
            <text:p text:style-name="P32"><text:s text:c="6"/>if (t.hour &gt;= 24)</text:p>
            <text:p text:style-name="P32"><text:s text:c="6"/>{</text:p>
            <text:p text:style-name="P32"><text:s text:c="8"/>t.hour %= 24;</text:p>
            <text:p text:style-name="P32"><text:s text:c="6"/>}<text:line-break/> <text:s text:c="3"/>}</text:p>
            <text:p text:style-name="P32"><text:s text:c="2"/>}</text:p>
            <text:p text:style-name="P32"><text:span text:style-name="T3"><text:s text:c="2"/></text:span><text:span text:style-name="T32">return t;</text:span><text:line-break/>}<text:line-break/></text:p>
            <text:p text:style-name="P32"/>
            <text:p text:style-name="P32">int main()</text:p>
            <text:p text:style-name="P32">{</text:p>
            <text:p text:style-name="P32"><text:s text:c="2"/>struct Time t0 = {5, 18, 0}; // 05:18:00 hours</text:p>
            <text:p text:style-name="P32"/>
            <text:p text:style-name="P32"><text:s text:c="2"/>...</text:p>
            <text:p text:style-name="P32"/>
            <text:p text:style-name="P33"><text:s text:c="2"/>t0 = addOneSec(t0);</text:p>
            <text:p text:style-name="P33"><text:s text:c="2"/>print(t0);</text:p>
            <text:p text:style-name="P33"><text:soft-page-break/></text:p>
            <text:p text:style-name="P32"><text:s text:c="2"/>return 0;</text:p>
            <text:p text:style-name="P32">}</text:p>
          </table:table-cell>
        </table:table-row>
      </table:table>
      <text:p text:style-name="P8"/>
      <text:p text:style-name="P30">Header Files</text:p>
      <text:p text:style-name="P11"/>
      <text:p text:style-name="P8">A <text:span text:style-name="T2">struct</text:span> that is used by different programs can of course be kept in a header file. Function prototypes for functions related to the <text:span text:style-name="T2">struct</text:span> can be placed in the header file. And of course the implementation of the functions are in a cpp file.</text:p>
      <text:p text:style-name="P8"/>
      <text:p text:style-name="P8"/>
      <text:p text:style-name="P8"><text:span text:style-name="T31">Exercise.</text:span> Rewrite this:</text:p>
      <table:table table:name="Table27" table:style-name="Table27">
        <table:table-column table:style-name="Table27.A"/>
        <table:table-row table:style-name="TableLine2276375441184">
          <table:table-cell table:style-name="Table27.A1" office:value-type="string">
            <text:p text:style-name="P32">#include &lt;iostream&gt;</text:p>
            <text:p text:style-name="P32">#include &lt;iomanip&gt;</text:p>
            <text:p text:style-name="P32"/>
            <text:p text:style-name="P32">// Time struct</text:p>
            <text:p text:style-name="P32"/>
            <text:p text:style-name="P32">// print function</text:p>
            <text:p text:style-name="P32"/>
            <text:p text:style-name="P32">Time addOneSec(const struct Time &amp; t0)</text:p>
            <text:p text:style-name="P32">{</text:p>
            <text:p text:style-name="P32"><text:s text:c="2"/>struct Time t = t0;</text:p>
            <text:p text:style-name="P32"><text:s text:c="2"/>t.sec++;</text:p>
            <text:p text:style-name="P32"><text:s text:c="2"/>if (t.sec &gt;= 60)</text:p>
            <text:p text:style-name="P32"><text:s text:c="2"/>{</text:p>
            <text:p text:style-name="P32"><text:s text:c="4"/>t.sec %= 60;</text:p>
            <text:p text:style-name="P32"><text:s text:c="4"/>t.min += t.sec / 60;</text:p>
            <text:p text:style-name="P32"><text:s text:c="4"/>if (t.min &gt;= 60)</text:p>
            <text:p text:style-name="P32"><text:s text:c="4"/>{</text:p>
            <text:p text:style-name="P32"><text:s text:c="6"/>t.min %= 60;</text:p>
            <text:p text:style-name="P32"><text:s text:c="6"/>t.hour += t.min / 60;</text:p>
            <text:p text:style-name="P32"><text:s text:c="6"/>if (t.hour &gt;= 24)</text:p>
            <text:p text:style-name="P32"><text:s text:c="6"/>{</text:p>
            <text:p text:style-name="P32"><text:s text:c="8"/>t.hour %= 24;</text:p>
            <text:p text:style-name="P32"><text:s text:c="6"/>}<text:line-break/> <text:s text:c="3"/>}</text:p>
            <text:p text:style-name="P32"><text:s text:c="2"/>}</text:p>
            <text:p text:style-name="P32"><text:s text:c="2"/>return t;<text:line-break/>}<text:line-break/></text:p>
            <text:p text:style-name="P32"/>
            <text:p text:style-name="P32">int main()</text:p>
            <text:p text:style-name="P32">{</text:p>
            <text:p text:style-name="P32"><text:s text:c="2"/>struct Time t0 = {5, 18, 0}; // 05:18:00 hours</text:p>
            <text:p text:style-name="P32"/>
            <text:p text:style-name="P32"><text:s text:c="2"/>...</text:p>
            <text:p text:style-name="P32"/>
            <text:p text:style-name="P33"><text:s text:c="2"/>t0 = addOneSec(t0);</text:p>
            <text:p text:style-name="P33"><text:s text:c="2"/>print(t0);</text:p>
            <text:p text:style-name="P33"/>
            <text:p text:style-name="P32"><text:s text:c="2"/>return 0;</text:p>
            <text:p text:style-name="P32">}</text:p>
          </table:table-cell>
        </table:table-row>
      </table:table>
      <text:p text:style-name="P8">So that it looks like this:</text:p>
      <table:table table:name="Table28" table:style-name="Table28">
        <table:table-column table:style-name="Table28.A"/>
        <table:table-row table:style-name="TableLine2276375443904">
          <table:table-cell table:style-name="Table28.A1" office:value-type="string">
            <text:p text:style-name="P32">#include &lt;iostream&gt;</text:p>
            <text:p text:style-name="P32">#include &lt;iomanip&gt;</text:p>
            <text:p text:style-name="P32"><text:soft-page-break/>#include "Time.h"</text:p>
            <text:p text:style-name="P32"/>
            <text:p text:style-name="P32"/>
            <text:p text:style-name="P32">int main()</text:p>
            <text:p text:style-name="P32">{</text:p>
            <text:p text:style-name="P32"><text:s text:c="2"/>struct Time t0 = {5, 18, 0}; // 05:18:00 hours</text:p>
            <text:p text:style-name="P32"/>
            <text:p text:style-name="P32"><text:s text:c="2"/>...</text:p>
            <text:p text:style-name="P32"/>
            <text:p text:style-name="P33"><text:s text:c="2"/>t0 = addOneSec(t0);</text:p>
            <text:p text:style-name="P33"><text:s text:c="2"/>print(t0);</text:p>
            <text:p text:style-name="P33"/>
            <text:p text:style-name="P32"><text:s text:c="2"/>return 0;</text:p>
            <text:p text:style-name="P32">}</text:p>
          </table:table-cell>
        </table:table-row>
      </table:table>
      <text:p text:style-name="P8">Of course you need a <text:span text:style-name="T2">Time.h</text:span> and a <text:span text:style-name="T2">Time.cpp</text:span>.</text:p>
      <text:p text:style-name="P8"/>
      <text:p text:style-name="P30">Nested <text:span text:style-name="T8">s</text:span><text:span text:style-name="T2">truct</text:span></text:p>
      <text:p text:style-name="P11"/>
      <text:p text:style-name="P11"><text:span text:style-name="T33">A </text:span><text:span text:style-name="T4">struct</text:span><text:span text:style-name="T33"> definition contains variable of any type. Since a </text:span><text:span text:style-name="T4">struct</text:span><text:span text:style-name="T33"> itself is a type ... </text:span>you can put a <text:span text:style-name="T2">struct</text:span> in a <text:span text:style-name="T2">struct</text:span>!!!!</text:p>
      <text:p text:style-name="P9"/>
      <text:p text:style-name="P8">Try this:</text:p>
      <table:table table:name="Table53" table:style-name="Table53">
        <table:table-column table:style-name="Table53.A"/>
        <table:table-row table:style-name="TableLine2276375442000">
          <table:table-cell table:style-name="Table53.A1" office:value-type="string">
            <text:p text:style-name="P22">struct StopWatch</text:p>
            <text:p text:style-name="P22">{</text:p>
            <text:p text:style-name="P22"><text:tab/>int ID;</text:p>
            <text:p text:style-name="P22"><text:tab/>Time time;<text:line-break/>};</text:p>
            <text:p text:style-name="P22"/>
            <text:p text:style-name="P22">StopWatch s;</text:p>
            <text:p text:style-name="P22">s.ID = 0;</text:p>
            <text:p text:style-name="P22">s.time.hour = 5;</text:p>
            <text:p text:style-name="P22">s.time.min = 18;</text:p>
            <text:p text:style-name="P22">s.time.sec = 0;</text:p>
          </table:table-cell>
        </table:table-row>
      </table:table>
      <text:p text:style-name="P12"/>
      <text:p text:style-name="P11">Nothing to it right?</text:p>
      <text:p text:style-name="P10"/>
      <text:p text:style-name="P8"/>
      <text:p text:style-name="P8"><text:span text:style-name="T31">Exercise.</text:span> Write a <text:span text:style-name="T2">Date</text:span> struct containing month, day, year integers and a <text:span text:style-name="T2">Time</text:span> struct containing hour, minute, second integers. Finally create a <text:span text:style-name="T2">DateTime</text:span> struct that contains the date of <text:span text:style-name="T2">Date</text:span> type and time of the <text:span text:style-name="T2">Time</text:span> type. <text:s/>Write a <text:span text:style-name="T2">print()</text:span> function <text:span text:style-name="T46">f</text:span>or <text:span text:style-name="T2">Date</text:span>, <text:span text:style-name="T2">Time</text:span>, and <text:span text:style-name="T2">DateTime</text:span> types. The <text:span text:style-name="T2">print()</text:span> function for <text:span text:style-name="T2">DateTime</text:span> should be the <text:span text:style-name="T2">print()</text:span> from <text:span text:style-name="T2">Date</text:span> and <text:span text:style-name="T2">Time</text:span>.</text:p>
      <text:p text:style-name="P8"/>
      <text:p text:style-name="P8"/>
      <text:p text:style-name="P8"><text:span text:style-name="T31">Exercise. </text:span>Given </text:p>
      <table:table table:name="Table32" table:style-name="Table32">
        <table:table-column table:style-name="Table32.A"/>
        <table:table-row table:style-name="TableLine2276375455600">
          <table:table-cell table:style-name="Table32.A1" office:value-type="string">
            <text:p text:style-name="P32">struct X </text:p>
            <text:p text:style-name="P32">{</text:p>
            <text:p text:style-name="P32"><text:s text:c="4"/>int x; </text:p>
            <text:p text:style-name="P32"><text:s text:c="4"/>int * y;</text:p>
            <text:p text:style-name="P32"><text:s text:c="4"/>int z;<text:line-break/>};</text:p>
            <text:p text:style-name="P32"/>
            <text:p text:style-name="P32">struct Y</text:p>
            <text:p text:style-name="P32">{</text:p>
            <text:p text:style-name="P32"><text:s text:c="4"/>int * x;</text:p>
            <text:p text:style-name="P32"><text:s text:c="4"/>X * y;</text:p>
            <text:p text:style-name="P32"><text:s text:c="4"/>int * z;<text:line-break/>};</text:p>
            <text:p text:style-name="P32"/>
            <text:p text:style-name="P32">struct Z </text:p>
            <text:p text:style-name="P32">{</text:p>
            <text:p text:style-name="P32"><text:s text:c="4"/>X * x;</text:p>
            <text:p text:style-name="P32"><text:s text:c="4"/>Y * y;</text:p>
            <text:p text:style-name="P32"><text:s text:c="4"/>int * z;</text:p>
            <text:p text:style-name="P32"><text:soft-page-break/>};</text:p>
          </table:table-cell>
        </table:table-row>
      </table:table>
      <text:p text:style-name="P8">and <text:span text:style-name="T2">x</text:span>, <text:span text:style-name="T2">y</text:span>, <text:span text:style-name="T2">z</text:span>, <text:span text:style-name="T2">w</text:span> are variables of type <text:span text:style-name="T2">X</text:span>, <text:span text:style-name="T2">Y</text:span>, <text:span text:style-name="T2">Z</text:span>, <text:span text:style-name="T2">Z*</text:span> respectively. Which of the following is valid:</text:p>
      <text:list xml:id="list2899073633" text:style-name="L3">
        <text:list-item>
          <text:p text:style-name="P52">std::cout &lt;&lt; x.x + 2;</text:p>
        </text:list-item>
        <text:list-item>
          <text:p text:style-name="P52">x.y = new int;</text:p>
        </text:list-item>
        <text:list-item>
          <text:p text:style-name="P52">x.z = new int[10];</text:p>
        </text:list-item>
        <text:list-item>
          <text:p text:style-name="P52">delete [] y.z;</text:p>
        </text:list-item>
        <text:list-item>
          <text:p text:style-name="P52">y.x = x.y;</text:p>
        </text:list-item>
        <text:list-item>
          <text:p text:style-name="P52">std::cout &lt;&lt; y-&gt;y.x;</text:p>
        </text:list-item>
        <text:list-item>
          <text:p text:style-name="P52">std::cout &lt;&lt; y.y-&gt;x;</text:p>
        </text:list-item>
        <text:list-item>
          <text:p text:style-name="P52">std::cout &lt;&lt; z.y-&gt;x;</text:p>
        </text:list-item>
        <text:list-item>
          <text:p text:style-name="P52">std::cout &lt;&lt; z-&gt;y-&gt;x;</text:p>
        </text:list-item>
        <text:list-item>
          <text:p text:style-name="P52">std::cout &lt;&lt; z.y-&gt;y-&gt;x;</text:p>
        </text:list-item>
        <text:list-item>
          <text:p text:style-name="P52">std::cout &lt;&lt; w-&gt;y-&gt;y.x;</text:p>
        </text:list-item>
        <text:list-item>
          <text:p text:style-name="P52">std::cout &lt;&lt; w-&gt;y-&gt;y-&gt;x;</text:p>
        </text:list-item>
      </text:list>
      <text:p text:style-name="P12"/>
      <text:p text:style-name="P3"><text:span text:style-name="T9">Note that if there are several </text:span><text:span text:style-name="T14">-&gt;</text:span><text:span text:style-name="T9"> operators in a chain, then the evaluation goes left-to-right. In other words:</text:span></text:p>
      <text:p text:style-name="P8"/>
      <text:p text:style-name="P12"><text:tab/>a-&gt;b-&gt;c-&gt;d</text:p>
      <text:p text:style-name="P12"/>
      <text:p text:style-name="P8">is the same as</text:p>
      <text:p text:style-name="P12"/>
      <text:p text:style-name="P12"><text:tab/>((a-&gt;b)-&gt;c)-&gt;d</text:p>
      <text:p text:style-name="P12"/>
      <text:p text:style-name="P28"><text:span text:style-name="T11">And remember that </text:span><text:span text:style-name="T9">.</text:span><text:span text:style-name="T11"> goes before </text:span><text:span text:style-name="T9">-&gt;</text:span><text:span text:style-name="T11">. So</text:span></text:p>
      <text:p text:style-name="P8"/>
      <text:p text:style-name="P28"><text:span text:style-name="T11"><text:tab/></text:span><text:span text:style-name="T9">a-&gt;b-&gt;c.d</text:span></text:p>
      <text:p text:style-name="P8"/>
      <text:p text:style-name="P8">is really the same as</text:p>
      <text:p text:style-name="P8"/>
      <text:p text:style-name="P28"><text:span text:style-name="T11"><text:tab/></text:span><text:span text:style-name="T9">a-&gt;b-&gt;(c.d)</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style:font-name="Arial1" officeooo:rsid="002c41d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7"/><text:tab/>30. <text:span text:style-name="MT1">Structures</text:span></text:p>
      </style:header>
      <style:footer>
        <text:p text:style-name="MP2"><text:page-number text:select-page="current">30</text:page-number><text:s/>of <text:page-count>30</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2-12T15:44:44.023000000</dc:date>
    <meta:printed-by>Yihsiang Liow</meta:printed-by>
    <meta:print-date>2006-01-08T16:54:25</meta:print-date>
    <dc:language>en-US</dc:language>
    <meta:editing-cycles>1099</meta:editing-cycles>
    <meta:editing-duration>P9DT19M38S</meta:editing-duration>
    <meta:document-statistic meta:table-count="52" meta:image-count="0" meta:object-count="0" meta:page-count="30" meta:paragraph-count="798" meta:word-count="4404" meta:character-count="24701" meta:non-whitespace-character-count="19361"/>
    <meta:user-defined meta:name="Info 1"/>
    <meta:user-defined meta:name="Info 2"/>
    <meta:user-defined meta:name="Info 3"/>
    <meta:user-defined meta:name="Info 4"/>
  </office:meta>
</office:document-meta>
</file>